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co5" style:family="table-column">
      <style:table-column-properties fo:break-before="auto" style:column-width="4.286cm"/>
    </style:style>
    <style:style style:name="co6" style:family="table-column">
      <style:table-column-properties fo:break-before="auto" style:column-width="2.31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svg:width="21.476cm" svg:height="18.44cm" svg:x="12.108cm" svg:y="13.015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3:工作表1.Z27 工作表1.Z1:工作表1.Z1 工作表1.AA3:工作表1.AA27 工作表1.AD3:工作表1.AD27 工作表1.AD1:工作表1.AD1 工作表1.AE3:工作表1.AE27 工作表1.AP3:工作表1.AP27 工作表1.AP1:工作表1.AP1 工作表1.AQ3:工作表1.AQ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1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, re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and named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P(R|P) with type (new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and name (new)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P(R|P) with type (new table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(new table) w. f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2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03743525" calcext:value-type="float">
            <text:p>0.03743525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H3]*[.AI3])/([.AH3]+[.AI3])" office:value-type="float" office:value="0.0710546065830031" calcext:value-type="float">
            <text:p>0.0710546066</text:p>
          </table:table-cell>
          <table:table-cell office:value-type="string" calcext:value-type="string">
            <text:p>actedIn</text:p>
          </table:table-cell>
          <table:table-cell office:value-type="float" office:value="0.10557644" calcext:value-type="float">
            <text:p>0.10557644</text:p>
          </table:table-cell>
          <table:table-cell office:value-type="float" office:value="0.46023174" calcext:value-type="float">
            <text:p>0.46023174</text:p>
          </table:table-cell>
          <table:table-cell table:style-name="ce4" table:formula="of:=2*([.AL3]*[.AM3])/([.AL3]+[.AM3])" office:value-type="float" office:value="0.171753008887944" calcext:value-type="float">
            <text:p>0.1717530089</text:p>
          </table:table-cell>
          <table:table-cell office:value-type="string" calcext:value-type="string">
            <text:p>actedIn</text:p>
          </table:table-cell>
          <table:table-cell office:value-type="float" office:value="0.52969818" calcext:value-type="float">
            <text:p>0.52969818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P3]*[.AQ3])/([.AP3]+[.AQ3])" office:value-type="float" office:value="0.601966768347196" calcext:value-type="float">
            <text:p>0.6019667683</text:p>
          </table:table-cell>
          <table:table-cell office:value-type="string" calcext:value-type="string">
            <text:p>actedIn</text:p>
          </table:table-cell>
          <table:table-cell office:value-type="float" office:value="0.61100771" calcext:value-type="float">
            <text:p>0.61100771</text:p>
          </table:table-cell>
          <table:table-cell office:value-type="float" office:value="0.28148656" calcext:value-type="float">
            <text:p>0.28148656</text:p>
          </table:table-cell>
          <table:table-cell table:style-name="ce4" table:formula="of:=2*([.AT3]*[.AU3])/([.AT3]+[.AU3])" office:value-type="float" office:value="0.385415266411464" calcext:value-type="float">
            <text:p>0.3854152664</text:p>
          </table:table-cell>
          <table:table-cell office:value-type="string" calcext:value-type="string">
            <text:p>actedIn</text:p>
          </table:table-cell>
          <table:table-cell office:value-type="float" office:value="0.65040608" calcext:value-type="float">
            <text:p>0.65040608</text:p>
          </table:table-cell>
          <table:table-cell office:value-type="float" office:value="0.03680413" calcext:value-type="float">
            <text:p>0.03680413</text:p>
          </table:table-cell>
          <table:table-cell table:style-name="ce4" table:formula="of:=2*([.AX3]*[.AY3])/([.AX3]+[.AY3])" office:value-type="float" office:value="0.069666106739335" calcext:value-type="float">
            <text:p>0.0696661067</text:p>
          </table:table-cell>
          <table:table-cell office:value-type="string" calcext:value-type="string">
            <text:p>actedIn</text:p>
          </table:table-cell>
          <table:table-cell office:value-type="float" office:value="0.53614882" calcext:value-type="float">
            <text:p>0.53614882</text:p>
          </table:table-cell>
          <table:table-cell office:value-type="float" office:value="0.40600445" calcext:value-type="float">
            <text:p>0.40600445</text:p>
          </table:table-cell>
          <table:table-cell table:style-name="ce4" table:formula="of:=2*([.BB3]*[.BC3])/([.BB3]+[.BC3])" office:value-type="float" office:value="0.462087886787781" calcext:value-type="float">
            <text:p>0.4620878868</text:p>
          </table:table-cell>
          <table:table-cell/>
          <table:table-cell table:style-name="ce5" office:value-type="string" calcext:value-type="string">
            <text:p>actedIn</text:p>
          </table:table-cell>
          <table:table-cell table:style-name="ce5" office:value-type="float" office:value="0.55101175" calcext:value-type="float">
            <text:p>0.55101175</text:p>
          </table:table-cell>
          <table:table-cell office:value-type="float" office:value="0.7265728" calcext:value-type="float">
            <text:p>0.7265728</text:p>
          </table:table-cell>
          <table:table-cell table:style-name="ce4" table:formula="of:=2*([.BG3]*[.BH3])/([.BG3]+[.BH3])" office:value-type="float" office:value="0.62672979260809" calcext:value-type="float">
            <text:p>0.6267297926</text:p>
          </table:table-cell>
          <table:table-cell office:value-type="string" calcext:value-type="string">
            <text:p>actedIn</text:p>
          </table:table-cell>
          <table:table-cell office:value-type="float" office:value="0.5548071" calcext:value-type="float">
            <text:p>0.5548071</text:p>
          </table:table-cell>
          <table:table-cell office:value-type="float" office:value="0.43718478" calcext:value-type="float">
            <text:p>0.43718478</text:p>
          </table:table-cell>
          <table:table-cell table:style-name="ce4" table:formula="of:=2*([.BK3]*[.BL3])/([.BK3]+[.BL3])" office:value-type="float" office:value="0.489022591507378" calcext:value-type="float">
            <text:p>0.4890225915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4274457" calcext:value-type="float">
            <text:p>0.54274457</text:p>
          </table:table-cell>
          <table:table-cell office:value-type="float" office:value="0.58782163" calcext:value-type="float">
            <text:p>0.58782163</text:p>
          </table:table-cell>
          <table:table-cell table:style-name="ce4" table:formula="of:=2*([.BP3]*[.BQ3])/([.BP3]+[.BQ3])" office:value-type="float" office:value="0.564384461185995" calcext:value-type="float">
            <text:p>0.5643844612</text:p>
          </table:table-cell>
          <table:table-cell office:value-type="string" calcext:value-type="string">
            <text:p>actedIn</text:p>
          </table:table-cell>
          <table:table-cell office:value-type="float" office:value="0.54274457" calcext:value-type="float">
            <text:p>0.54274457</text:p>
          </table:table-cell>
          <table:table-cell office:value-type="float" office:value="0.58782163" calcext:value-type="float">
            <text:p>0.58782163</text:p>
          </table:table-cell>
          <table:table-cell table:style-name="ce4" table:formula="of:=2*([.BT3]*[.BU3])/([.BT3]+[.BU3])" office:value-type="float" office:value="0.564384461185995" calcext:value-type="float">
            <text:p>0.5643844612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04020303" calcext:value-type="float">
            <text:p>0.04020303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H4]*[.AI4])/([.AH4]+[.AI4])" office:value-type="float" office:value="0.0771031219448453" calcext:value-type="float">
            <text:p>0.0771031219</text:p>
          </table:table-cell>
          <table:table-cell office:value-type="string" calcext:value-type="string">
            <text:p>created</text:p>
          </table:table-cell>
          <table:table-cell office:value-type="float" office:value="0.32078548" calcext:value-type="float">
            <text:p>0.32078548</text:p>
          </table:table-cell>
          <table:table-cell office:value-type="float" office:value="0.93593509" calcext:value-type="float">
            <text:p>0.93593509</text:p>
          </table:table-cell>
          <table:table-cell table:style-name="ce4" table:formula="of:=2*([.AL4]*[.AM4])/([.AL4]+[.AM4])" office:value-type="float" office:value="0.477806115793097" calcext:value-type="float">
            <text:p>0.4778061158</text:p>
          </table:table-cell>
          <table:table-cell office:value-type="string" calcext:value-type="string">
            <text:p>created</text:p>
          </table:table-cell>
          <table:table-cell office:value-type="float" office:value="0.08366006" calcext:value-type="float">
            <text:p>0.08366006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P4]*[.AQ4])/([.AP4]+[.AQ4])" office:value-type="float" office:value="0.15362546598691" calcext:value-type="float">
            <text:p>0.153625466</text:p>
          </table:table-cell>
          <table:table-cell office:value-type="string" calcext:value-type="string">
            <text:p>created</text:p>
          </table:table-cell>
          <table:table-cell office:value-type="float" office:value="0.62933739" calcext:value-type="float">
            <text:p>0.62933739</text:p>
          </table:table-cell>
          <table:table-cell office:value-type="float" office:value="0.12774455" calcext:value-type="float">
            <text:p>0.12774455</text:p>
          </table:table-cell>
          <table:table-cell table:style-name="ce4" table:formula="of:=2*([.AT4]*[.AU4])/([.AT4]+[.AU4])" office:value-type="float" office:value="0.212379710665729" calcext:value-type="float">
            <text:p>0.2123797107</text:p>
          </table:table-cell>
          <table:table-cell office:value-type="string" calcext:value-type="string">
            <text:p>created</text:p>
          </table:table-cell>
          <table:table-cell office:value-type="float" office:value="0.63063519" calcext:value-type="float">
            <text:p>0.63063519</text:p>
          </table:table-cell>
          <table:table-cell office:value-type="float" office:value="0.01081344" calcext:value-type="float">
            <text:p>0.01081344</text:p>
          </table:table-cell>
          <table:table-cell table:style-name="ce4" table:formula="of:=2*([.AX4]*[.AY4])/([.AX4]+[.AY4])" office:value-type="float" office:value="0.0212622974623973" calcext:value-type="float">
            <text:p>0.0212622975</text:p>
          </table:table-cell>
          <table:table-cell office:value-type="string" calcext:value-type="string">
            <text:p>created</text:p>
          </table:table-cell>
          <table:table-cell office:value-type="float" office:value="0.0943055" calcext:value-type="float">
            <text:p>0.0943055</text:p>
          </table:table-cell>
          <table:table-cell office:value-type="float" office:value="0.81228457" calcext:value-type="float">
            <text:p>0.81228457</text:p>
          </table:table-cell>
          <table:table-cell table:style-name="ce4" table:formula="of:=2*([.BB4]*[.BC4])/([.BB4]+[.BC4])" office:value-type="float" office:value="0.168991267500062" calcext:value-type="float">
            <text:p>0.1689912675</text:p>
          </table:table-cell>
          <table:table-cell/>
          <table:table-cell table:style-name="ce5" office:value-type="string" calcext:value-type="string">
            <text:p>created</text:p>
          </table:table-cell>
          <table:table-cell table:style-name="ce5" office:value-type="float" office:value="0.08936857" calcext:value-type="float">
            <text:p>0.08936857</text:p>
          </table:table-cell>
          <table:table-cell office:value-type="float" office:value="0.95200889" calcext:value-type="float">
            <text:p>0.95200889</text:p>
          </table:table-cell>
          <table:table-cell table:style-name="ce4" table:formula="of:=2*([.BG4]*[.BH4])/([.BG4]+[.BH4])" office:value-type="float" office:value="0.163398338056188" calcext:value-type="float">
            <text:p>0.1633983381</text:p>
          </table:table-cell>
          <table:table-cell office:value-type="string" calcext:value-type="string">
            <text:p>created</text:p>
          </table:table-cell>
          <table:table-cell office:value-type="float" office:value="0.10131208" calcext:value-type="float">
            <text:p>0.10131208</text:p>
          </table:table-cell>
          <table:table-cell office:value-type="float" office:value="0.83182589" calcext:value-type="float">
            <text:p>0.83182589</text:p>
          </table:table-cell>
          <table:table-cell table:style-name="ce4" table:formula="of:=2*([.BK4]*[.BL4])/([.BK4]+[.BL4])" office:value-type="float" office:value="0.180624974704976" calcext:value-type="float">
            <text:p>0.1806249747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09658009" calcext:value-type="float">
            <text:p>0.09658009</text:p>
          </table:table-cell>
          <table:table-cell office:value-type="float" office:value="0.92256227" calcext:value-type="float">
            <text:p>0.92256227</text:p>
          </table:table-cell>
          <table:table-cell table:style-name="ce4" table:formula="of:=2*([.BP4]*[.BQ4])/([.BP4]+[.BQ4])" office:value-type="float" office:value="0.174855153831903" calcext:value-type="float">
            <text:p>0.1748551538</text:p>
          </table:table-cell>
          <table:table-cell office:value-type="string" calcext:value-type="string">
            <text:p>created</text:p>
          </table:table-cell>
          <table:table-cell office:value-type="float" office:value="0.09563097" calcext:value-type="float">
            <text:p>0.09563097</text:p>
          </table:table-cell>
          <table:table-cell office:value-type="float" office:value="0.92974832" calcext:value-type="float">
            <text:p>0.92974832</text:p>
          </table:table-cell>
          <table:table-cell table:style-name="ce4" table:formula="of:=2*([.BT4]*[.BU4])/([.BT4]+[.BU4])" office:value-type="float" office:value="0.173424087193082" calcext:value-type="float">
            <text:p>0.173424087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0254461" calcext:value-type="float">
            <text:p>0.00254461</text:p>
          </table:table-cell>
          <table:table-cell office:value-type="float" office:value="1" calcext:value-type="float">
            <text:p>1</text:p>
          </table:table-cell>
          <table:table-cell table:style-name="ce4" table:formula="of:=2*([.AH5]*[.AI5])/([.AH5]+[.AI5])" office:value-type="float" office:value="0.00507630278915968" calcext:value-type="float">
            <text:p>0.0050763028</text:p>
          </table:table-cell>
          <table:table-cell office:value-type="string" calcext:value-type="string">
            <text:p>dealsWith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1" calcext:value-type="float">
            <text:p>1</text:p>
          </table:table-cell>
          <table:table-cell table:style-name="ce4" table:formula="of:=2*([.AL5]*[.AM5])/([.AL5]+[.AM5])" office:value-type="float" office:value="0.00653209595458083" calcext:value-type="float">
            <text:p>0.006532096</text:p>
          </table:table-cell>
          <table:table-cell office:value-type="string" calcext:value-type="string">
            <text:p>dealsWith</text:p>
          </table:table-cell>
          <table:table-cell office:value-type="float" office:value="0.01066008" calcext:value-type="float">
            <text:p>0.01066008</text:p>
          </table:table-cell>
          <table:table-cell office:value-type="float" office:value="1" calcext:value-type="float">
            <text:p>1</text:p>
          </table:table-cell>
          <table:table-cell table:style-name="ce4" table:formula="of:=2*([.AP5]*[.AQ5])/([.AP5]+[.AQ5])" office:value-type="float" office:value="0.0210952825998629" calcext:value-type="float">
            <text:p>0.0210952826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5]*[.AU5])/([.AT5]+[.AU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5]*[.AY5])/([.AX5]+[.AY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1724449" calcext:value-type="float">
            <text:p>0.01724449</text:p>
          </table:table-cell>
          <table:table-cell office:value-type="float" office:value="1" calcext:value-type="float">
            <text:p>1</text:p>
          </table:table-cell>
          <table:table-cell table:style-name="ce4" table:formula="of:=2*([.BB5]*[.BC5])/([.BB5]+[.BC5])" office:value-type="float" office:value="0.033904317338696" calcext:value-type="float">
            <text:p>0.0339043173</text:p>
          </table:table-cell>
          <table:table-cell/>
          <table:table-cell table:style-name="ce5" office:value-type="string" calcext:value-type="string">
            <text:p>dealsWith</text:p>
          </table:table-cell>
          <table:table-cell table:style-name="ce5" office:value-type="float" office:value="0.01117035" calcext:value-type="float">
            <text:p>0.01117035</text:p>
          </table:table-cell>
          <table:table-cell office:value-type="float" office:value="1" calcext:value-type="float">
            <text:p>1</text:p>
          </table:table-cell>
          <table:table-cell table:style-name="ce4" table:formula="of:=2*([.BG5]*[.BH5])/([.BG5]+[.BH5])" office:value-type="float" office:value="0.0220939033665297" calcext:value-type="float">
            <text:p>0.0220939034</text:p>
          </table:table-cell>
          <table:table-cell office:value-type="string" calcext:value-type="string">
            <text:p>dealsWith</text:p>
          </table:table-cell>
          <table:table-cell office:value-type="float" office:value="0.01802869" calcext:value-type="float">
            <text:p>0.01802869</text:p>
          </table:table-cell>
          <table:table-cell office:value-type="float" office:value="1" calcext:value-type="float">
            <text:p>1</text:p>
          </table:table-cell>
          <table:table-cell table:style-name="ce4" table:formula="of:=2*([.BK5]*[.BL5])/([.BK5]+[.BL5])" office:value-type="float" office:value="0.0354188249841957" calcext:value-type="float">
            <text:p>0.035418825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01116813" calcext:value-type="float">
            <text:p>0.01116813</text:p>
          </table:table-cell>
          <table:table-cell office:value-type="float" office:value="1" calcext:value-type="float">
            <text:p>1</text:p>
          </table:table-cell>
          <table:table-cell table:style-name="ce4" table:formula="of:=2*([.BP5]*[.BQ5])/([.BP5]+[.BQ5])" office:value-type="float" office:value="0.0220895609120909" calcext:value-type="float">
            <text:p>0.0220895609</text:p>
          </table:table-cell>
          <table:table-cell office:value-type="string" calcext:value-type="string">
            <text:p>dealsWith</text:p>
          </table:table-cell>
          <table:table-cell office:value-type="float" office:value="0.01116813" calcext:value-type="float">
            <text:p>0.01116813</text:p>
          </table:table-cell>
          <table:table-cell office:value-type="float" office:value="1" calcext:value-type="float">
            <text:p>1</text:p>
          </table:table-cell>
          <table:table-cell table:style-name="ce4" table:formula="of:=2*([.BT5]*[.BU5])/([.BT5]+[.BU5])" office:value-type="float" office:value="0.0220895609120909" calcext:value-type="float">
            <text:p>0.022089560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06762509" calcext:value-type="float">
            <text:p>0.06762509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H6]*[.AI6])/([.AH6]+[.AI6])" office:value-type="float" office:value="0.118510470175872" calcext:value-type="float">
            <text:p>0.1185104702</text:p>
          </table:table-cell>
          <table:table-cell office:value-type="string" calcext:value-type="string">
            <text:p>diedIn</text:p>
          </table:table-cell>
          <table:table-cell office:value-type="float" office:value="0.07011283" calcext:value-type="float">
            <text:p>0.07011283</text:p>
          </table:table-cell>
          <table:table-cell office:value-type="float" office:value="0.48741606" calcext:value-type="float">
            <text:p>0.48741606</text:p>
          </table:table-cell>
          <table:table-cell table:style-name="ce4" table:formula="of:=2*([.AL6]*[.AM6])/([.AL6]+[.AM6])" office:value-type="float" office:value="0.122591384830479" calcext:value-type="float">
            <text:p>0.1225913848</text:p>
          </table:table-cell>
          <table:table-cell office:value-type="string" calcext:value-type="string">
            <text:p>diedIn</text:p>
          </table:table-cell>
          <table:table-cell office:value-type="float" office:value="0.21517577" calcext:value-type="float">
            <text:p>0.21517577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P6]*[.AQ6])/([.AP6]+[.AQ6])" office:value-type="float" office:value="0.296907775499443" calcext:value-type="float">
            <text:p>0.2969077755</text:p>
          </table:table-cell>
          <table:table-cell office:value-type="string" calcext:value-type="string">
            <text:p>diedIn</text:p>
          </table:table-cell>
          <table:table-cell office:value-type="float" office:value="0.55747707" calcext:value-type="float">
            <text:p>0.55747707</text:p>
          </table:table-cell>
          <table:table-cell office:value-type="float" office:value="0.04695603" calcext:value-type="float">
            <text:p>0.04695603</text:p>
          </table:table-cell>
          <table:table-cell table:style-name="ce4" table:formula="of:=2*([.AT6]*[.AU6])/([.AT6]+[.AU6])" office:value-type="float" office:value="0.0866164014619057" calcext:value-type="float">
            <text:p>0.0866164015</text:p>
          </table:table-cell>
          <table:table-cell office:value-type="string" calcext:value-type="string">
            <text:p>diedIn</text:p>
          </table:table-cell>
          <table:table-cell office:value-type="float" office:value="0.67520067" calcext:value-type="float">
            <text:p>0.67520067</text:p>
          </table:table-cell>
          <table:table-cell office:value-type="float" office:value="0.00553992" calcext:value-type="float">
            <text:p>0.00553992</text:p>
          </table:table-cell>
          <table:table-cell table:style-name="ce4" table:formula="of:=2*([.AX6]*[.AY6])/([.AX6]+[.AY6])" office:value-type="float" office:value="0.0109896713981648" calcext:value-type="float">
            <text:p>0.0109896714</text:p>
          </table:table-cell>
          <table:table-cell office:value-type="string" calcext:value-type="string">
            <text:p>diedIn</text:p>
          </table:table-cell>
          <table:table-cell office:value-type="float" office:value="0.23068994" calcext:value-type="float">
            <text:p>0.23068994</text:p>
          </table:table-cell>
          <table:table-cell office:value-type="float" office:value="0.34725634" calcext:value-type="float">
            <text:p>0.34725634</text:p>
          </table:table-cell>
          <table:table-cell table:style-name="ce4" table:formula="of:=2*([.BB6]*[.BC6])/([.BB6]+[.BC6])" office:value-type="float" office:value="0.277217959562676" calcext:value-type="float">
            <text:p>0.277217959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20488465" calcext:value-type="float">
            <text:p>0.20488465</text:p>
          </table:table-cell>
          <table:table-cell office:value-type="float" office:value="0.5819705" calcext:value-type="float">
            <text:p>0.5819705</text:p>
          </table:table-cell>
          <table:table-cell table:style-name="ce4" table:formula="of:=2*([.BG6]*[.BH6])/([.BG6]+[.BH6])" office:value-type="float" office:value="0.303071847983266" calcext:value-type="float">
            <text:p>0.303071848</text:p>
          </table:table-cell>
          <table:table-cell office:value-type="string" calcext:value-type="string">
            <text:p>diedIn</text:p>
          </table:table-cell>
          <table:table-cell office:value-type="float" office:value="0.22295121" calcext:value-type="float">
            <text:p>0.22295121</text:p>
          </table:table-cell>
          <table:table-cell office:value-type="float" office:value="0.42861663" calcext:value-type="float">
            <text:p>0.42861663</text:p>
          </table:table-cell>
          <table:table-cell table:style-name="ce4" table:formula="of:=2*([.BK6]*[.BL6])/([.BK6]+[.BL6])" office:value-type="float" office:value="0.293325085794972" calcext:value-type="float">
            <text:p>0.2933250858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11145875" calcext:value-type="float">
            <text:p>0.11145875</text:p>
          </table:table-cell>
          <table:table-cell office:value-type="float" office:value="0.58637732" calcext:value-type="float">
            <text:p>0.58637732</text:p>
          </table:table-cell>
          <table:table-cell table:style-name="ce4" table:formula="of:=2*([.BP6]*[.BQ6])/([.BP6]+[.BQ6])" office:value-type="float" office:value="0.187312997780553" calcext:value-type="float">
            <text:p>0.1873129978</text:p>
          </table:table-cell>
          <table:table-cell office:value-type="string" calcext:value-type="string">
            <text:p>diedIn</text:p>
          </table:table-cell>
          <table:table-cell office:value-type="float" office:value="0.11359283" calcext:value-type="float">
            <text:p>0.11359283</text:p>
          </table:table-cell>
          <table:table-cell office:value-type="float" office:value="0.60576667" calcext:value-type="float">
            <text:p>0.60576667</text:p>
          </table:table-cell>
          <table:table-cell table:style-name="ce4" table:formula="of:=2*([.BT6]*[.BU6])/([.BT6]+[.BU6])" office:value-type="float" office:value="0.191311160455867" calcext:value-type="float">
            <text:p>0.19131116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02245177" calcext:value-type="float">
            <text:p>0.02245177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H7]*[.AI7])/([.AH7]+[.AI7])" office:value-type="float" office:value="0.0407212441549795" calcext:value-type="float">
            <text:p>0.0407212442</text:p>
          </table:table-cell>
          <table:table-cell office:value-type="string" calcext:value-type="string">
            <text:p>directed</text:p>
          </table:table-cell>
          <table:table-cell office:value-type="float" office:value="0.09153766" calcext:value-type="float">
            <text:p>0.09153766</text:p>
          </table:table-cell>
          <table:table-cell office:value-type="float" office:value="0.11355609" calcext:value-type="float">
            <text:p>0.11355609</text:p>
          </table:table-cell>
          <table:table-cell table:style-name="ce4" table:formula="of:=2*([.AL7]*[.AM7])/([.AL7]+[.AM7])" office:value-type="float" office:value="0.101364949027939" calcext:value-type="float">
            <text:p>0.101364949</text:p>
          </table:table-cell>
          <table:table-cell office:value-type="string" calcext:value-type="string">
            <text:p>directed</text:p>
          </table:table-cell>
          <table:table-cell office:value-type="float" office:value="0.05425078" calcext:value-type="float">
            <text:p>0.05425078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P7]*[.AQ7])/([.AP7]+[.AQ7])" office:value-type="float" office:value="0.0869285179719188" calcext:value-type="float">
            <text:p>0.086928518</text:p>
          </table:table-cell>
          <table:table-cell office:value-type="string" calcext:value-type="string">
            <text:p>directed</text:p>
          </table:table-cell>
          <table:table-cell office:value-type="float" office:value="0.73781819" calcext:value-type="float">
            <text:p>0.73781819</text:p>
          </table:table-cell>
          <table:table-cell office:value-type="float" office:value="0.26475224" calcext:value-type="float">
            <text:p>0.26475224</text:p>
          </table:table-cell>
          <table:table-cell table:style-name="ce4" table:formula="of:=2*([.AT7]*[.AU7])/([.AT7]+[.AU7])" office:value-type="float" office:value="0.389676401118764" calcext:value-type="float">
            <text:p>0.3896764011</text:p>
          </table:table-cell>
          <table:table-cell office:value-type="string" calcext:value-type="string">
            <text:p>directed</text:p>
          </table:table-cell>
          <table:table-cell office:value-type="float" office:value="0.86327891" calcext:value-type="float">
            <text:p>0.86327891</text:p>
          </table:table-cell>
          <table:table-cell office:value-type="float" office:value="0.15781984" calcext:value-type="float">
            <text:p>0.15781984</text:p>
          </table:table-cell>
          <table:table-cell table:style-name="ce4" table:formula="of:=2*([.AX7]*[.AY7])/([.AX7]+[.AY7])" office:value-type="float" office:value="0.266854776683596" calcext:value-type="float">
            <text:p>0.2668547767</text:p>
          </table:table-cell>
          <table:table-cell office:value-type="string" calcext:value-type="string">
            <text:p>directed</text:p>
          </table:table-cell>
          <table:table-cell office:value-type="float" office:value="0.0500272" calcext:value-type="float">
            <text:p>0.0500272</text:p>
          </table:table-cell>
          <table:table-cell office:value-type="float" office:value="0.12315559" calcext:value-type="float">
            <text:p>0.12315559</text:p>
          </table:table-cell>
          <table:table-cell table:style-name="ce4" table:formula="of:=2*([.BB7]*[.BC7])/([.BB7]+[.BC7])" office:value-type="float" office:value="0.0711517504949308" calcext:value-type="float">
            <text:p>0.0711517505</text:p>
          </table:table-cell>
          <table:table-cell/>
          <table:table-cell table:style-name="ce5" office:value-type="string" calcext:value-type="string">
            <text:p>directed</text:p>
          </table:table-cell>
          <table:table-cell table:style-name="ce5" office:value-type="float" office:value="0.06234174" calcext:value-type="float">
            <text:p>0.06234174</text:p>
          </table:table-cell>
          <table:table-cell office:value-type="float" office:value="0.23670976" calcext:value-type="float">
            <text:p>0.23670976</text:p>
          </table:table-cell>
          <table:table-cell table:style-name="ce4" table:formula="of:=2*([.BG7]*[.BH7])/([.BG7]+[.BH7])" office:value-type="float" office:value="0.0986913512447348" calcext:value-type="float">
            <text:p>0.0986913512</text:p>
          </table:table-cell>
          <table:table-cell office:value-type="string" calcext:value-type="string">
            <text:p>directed</text:p>
          </table:table-cell>
          <table:table-cell office:value-type="float" office:value="0.05827713" calcext:value-type="float">
            <text:p>0.05827713</text:p>
          </table:table-cell>
          <table:table-cell office:value-type="float" office:value="0.13544933" calcext:value-type="float">
            <text:p>0.13544933</text:p>
          </table:table-cell>
          <table:table-cell table:style-name="ce4" table:formula="of:=2*([.BK7]*[.BL7])/([.BK7]+[.BL7])" office:value-type="float" office:value="0.0814922051724158" calcext:value-type="float">
            <text:p>0.0814922052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06093517" calcext:value-type="float">
            <text:p>0.06093517</text:p>
          </table:table-cell>
          <table:table-cell office:value-type="float" office:value="0.2986135" calcext:value-type="float">
            <text:p>0.2986135</text:p>
          </table:table-cell>
          <table:table-cell table:style-name="ce4" table:formula="of:=2*([.BP7]*[.BQ7])/([.BP7]+[.BQ7])" office:value-type="float" office:value="0.101216140706598" calcext:value-type="float">
            <text:p>0.1012161407</text:p>
          </table:table-cell>
          <table:table-cell office:value-type="string" calcext:value-type="string">
            <text:p>directed</text:p>
          </table:table-cell>
          <table:table-cell office:value-type="float" office:value="0.06167821" calcext:value-type="float">
            <text:p>0.06167821</text:p>
          </table:table-cell>
          <table:table-cell office:value-type="float" office:value="0.3054688" calcext:value-type="float">
            <text:p>0.3054688</text:p>
          </table:table-cell>
          <table:table-cell table:style-name="ce4" table:formula="of:=2*([.BT7]*[.BU7])/([.BT7]+[.BU7])" office:value-type="float" office:value="0.102633377266768" calcext:value-type="float">
            <text:p>0.102633377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12355593" calcext:value-type="float">
            <text:p>0.12355593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H8]*[.AI8])/([.AH8]+[.AI8])" office:value-type="float" office:value="0.201891730721347" calcext:value-type="float">
            <text:p>0.2018917307</text:p>
          </table:table-cell>
          <table:table-cell office:value-type="string" calcext:value-type="string">
            <text:p>graduatedFrom</text:p>
          </table:table-cell>
          <table:table-cell office:value-type="float" office:value="0.12686379" calcext:value-type="float">
            <text:p>0.12686379</text:p>
          </table:table-cell>
          <table:table-cell office:value-type="float" office:value="0.55483264" calcext:value-type="float">
            <text:p>0.55483264</text:p>
          </table:table-cell>
          <table:table-cell table:style-name="ce4" table:formula="of:=2*([.AL8]*[.AM8])/([.AL8]+[.AM8])" office:value-type="float" office:value="0.20650884595686" calcext:value-type="float">
            <text:p>0.206508846</text:p>
          </table:table-cell>
          <table:table-cell office:value-type="string" calcext:value-type="string">
            <text:p>graduatedFrom</text:p>
          </table:table-cell>
          <table:table-cell office:value-type="float" office:value="0.18912372" calcext:value-type="float">
            <text:p>0.18912372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P8]*[.AQ8])/([.AP8]+[.AQ8])" office:value-type="float" office:value="0.281676527608579" calcext:value-type="float">
            <text:p>0.2816765276</text:p>
          </table:table-cell>
          <table:table-cell office:value-type="string" calcext:value-type="string">
            <text:p>graduatedFrom</text:p>
          </table:table-cell>
          <table:table-cell office:value-type="float" office:value="0.53155858" calcext:value-type="float">
            <text:p>0.53155858</text:p>
          </table:table-cell>
          <table:table-cell office:value-type="float" office:value="0.13913731" calcext:value-type="float">
            <text:p>0.13913731</text:p>
          </table:table-cell>
          <table:table-cell table:style-name="ce4" table:formula="of:=2*([.AT8]*[.AU8])/([.AT8]+[.AU8])" office:value-type="float" office:value="0.22054594945742" calcext:value-type="float">
            <text:p>0.2205459495</text:p>
          </table:table-cell>
          <table:table-cell office:value-type="string" calcext:value-type="string">
            <text:p>graduatedFrom</text:p>
          </table:table-cell>
          <table:table-cell office:value-type="float" office:value="0.39361529" calcext:value-type="float">
            <text:p>0.39361529</text:p>
          </table:table-cell>
          <table:table-cell office:value-type="float" office:value="0.00444194" calcext:value-type="float">
            <text:p>0.00444194</text:p>
          </table:table-cell>
          <table:table-cell table:style-name="ce4" table:formula="of:=2*([.AX8]*[.AY8])/([.AX8]+[.AY8])" office:value-type="float" office:value="0.00878474435076886" calcext:value-type="float">
            <text:p>0.0087847444</text:p>
          </table:table-cell>
          <table:table-cell office:value-type="string" calcext:value-type="string">
            <text:p>graduatedFrom</text:p>
          </table:table-cell>
          <table:table-cell office:value-type="float" office:value="0.18742989" calcext:value-type="float">
            <text:p>0.18742989</text:p>
          </table:table-cell>
          <table:table-cell office:value-type="float" office:value="0.36215873" calcext:value-type="float">
            <text:p>0.36215873</text:p>
          </table:table-cell>
          <table:table-cell table:style-name="ce4" table:formula="of:=2*([.BB8]*[.BC8])/([.BB8]+[.BC8])" office:value-type="float" office:value="0.24701883720387" calcext:value-type="float">
            <text:p>0.2470188372</text:p>
          </table:table-cell>
          <table:table-cell/>
          <table:table-cell table:style-name="ce5" office:value-type="string" calcext:value-type="string">
            <text:p>graduatedFrom</text:p>
          </table:table-cell>
          <table:table-cell table:style-name="ce5" office:value-type="float" office:value="0.21447605" calcext:value-type="float">
            <text:p>0.21447605</text:p>
          </table:table-cell>
          <table:table-cell office:value-type="float" office:value="0.57713453" calcext:value-type="float">
            <text:p>0.57713453</text:p>
          </table:table-cell>
          <table:table-cell table:style-name="ce4" table:formula="of:=2*([.BG8]*[.BH8])/([.BG8]+[.BH8])" office:value-type="float" office:value="0.312733400589483" calcext:value-type="float">
            <text:p>0.3127334006</text:p>
          </table:table-cell>
          <table:table-cell office:value-type="string" calcext:value-type="string">
            <text:p>graduatedFrom</text:p>
          </table:table-cell>
          <table:table-cell office:value-type="float" office:value="0.21379268" calcext:value-type="float">
            <text:p>0.21379268</text:p>
          </table:table-cell>
          <table:table-cell office:value-type="float" office:value="0.37945255" calcext:value-type="float">
            <text:p>0.37945255</text:p>
          </table:table-cell>
          <table:table-cell table:style-name="ce4" table:formula="of:=2*([.BK8]*[.BL8])/([.BK8]+[.BL8])" office:value-type="float" office:value="0.27349289465786" calcext:value-type="float">
            <text:p>0.2734928947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20228421" calcext:value-type="float">
            <text:p>0.20228421</text:p>
          </table:table-cell>
          <table:table-cell office:value-type="float" office:value="0.52260295" calcext:value-type="float">
            <text:p>0.52260295</text:p>
          </table:table-cell>
          <table:table-cell table:style-name="ce4" table:formula="of:=2*([.BP8]*[.BQ8])/([.BP8]+[.BQ8])" office:value-type="float" office:value="0.291671119914497" calcext:value-type="float">
            <text:p>0.2916711199</text:p>
          </table:table-cell>
          <table:table-cell office:value-type="string" calcext:value-type="string">
            <text:p>graduatedFrom</text:p>
          </table:table-cell>
          <table:table-cell office:value-type="float" office:value="0.20359771" calcext:value-type="float">
            <text:p>0.20359771</text:p>
          </table:table-cell>
          <table:table-cell office:value-type="float" office:value="0.52849859" calcext:value-type="float">
            <text:p>0.52849859</text:p>
          </table:table-cell>
          <table:table-cell table:style-name="ce4" table:formula="of:=2*([.BT8]*[.BU8])/([.BT8]+[.BU8])" office:value-type="float" office:value="0.293953412036719" calcext:value-type="float">
            <text:p>0.293953412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10497801" calcext:value-type="float">
            <text:p>0.10497801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H9]*[.AI9])/([.AH9]+[.AI9])" office:value-type="float" office:value="0.182379737138216" calcext:value-type="float">
            <text:p>0.1823797371</text:p>
          </table:table-cell>
          <table:table-cell office:value-type="string" calcext:value-type="string">
            <text:p>happenedIn</text:p>
          </table:table-cell>
          <table:table-cell office:value-type="float" office:value="0.13559068" calcext:value-type="float">
            <text:p>0.13559068</text:p>
          </table:table-cell>
          <table:table-cell office:value-type="float" office:value="0.67678414" calcext:value-type="float">
            <text:p>0.67678414</text:p>
          </table:table-cell>
          <table:table-cell table:style-name="ce4" table:formula="of:=2*([.AL9]*[.AM9])/([.AL9]+[.AM9])" office:value-type="float" office:value="0.225919414281736" calcext:value-type="float">
            <text:p>0.2259194143</text:p>
          </table:table-cell>
          <table:table-cell office:value-type="string" calcext:value-type="string">
            <text:p>happenedIn</text:p>
          </table:table-cell>
          <table:table-cell office:value-type="float" office:value="0.44436288" calcext:value-type="float">
            <text:p>0.44436288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P9]*[.AQ9])/([.AP9]+[.AQ9])" office:value-type="float" office:value="0.541896892755678" calcext:value-type="float">
            <text:p>0.5418968928</text:p>
          </table:table-cell>
          <table:table-cell office:value-type="string" calcext:value-type="string">
            <text:p>happenedIn</text:p>
          </table:table-cell>
          <table:table-cell office:value-type="float" office:value="0.89876377" calcext:value-type="float">
            <text:p>0.89876377</text:p>
          </table:table-cell>
          <table:table-cell office:value-type="float" office:value="0.23489705" calcext:value-type="float">
            <text:p>0.23489705</text:p>
          </table:table-cell>
          <table:table-cell table:style-name="ce4" table:formula="of:=2*([.AT9]*[.AU9])/([.AT9]+[.AU9])" office:value-type="float" office:value="0.372451714825742" calcext:value-type="float">
            <text:p>0.3724517148</text:p>
          </table:table-cell>
          <table:table-cell office:value-type="string" calcext:value-type="string">
            <text:p>happenedIn</text:p>
          </table:table-cell>
          <table:table-cell office:value-type="float" office:value="0.91618307" calcext:value-type="float">
            <text:p>0.91618307</text:p>
          </table:table-cell>
          <table:table-cell office:value-type="float" office:value="0.11497869" calcext:value-type="float">
            <text:p>0.11497869</text:p>
          </table:table-cell>
          <table:table-cell table:style-name="ce4" table:formula="of:=2*([.AX9]*[.AY9])/([.AX9]+[.AY9])" office:value-type="float" office:value="0.204316205808055" calcext:value-type="float">
            <text:p>0.2043162058</text:p>
          </table:table-cell>
          <table:table-cell office:value-type="string" calcext:value-type="string">
            <text:p>happenedIn</text:p>
          </table:table-cell>
          <table:table-cell office:value-type="float" office:value="0.57986557" calcext:value-type="float">
            <text:p>0.57986557</text:p>
          </table:table-cell>
          <table:table-cell office:value-type="float" office:value="0.62818317" calcext:value-type="float">
            <text:p>0.62818317</text:p>
          </table:table-cell>
          <table:table-cell table:style-name="ce4" table:formula="of:=2*([.BB9]*[.BC9])/([.BB9]+[.BC9])" office:value-type="float" office:value="0.60305810498417" calcext:value-type="float">
            <text:p>0.603058105</text:p>
          </table:table-cell>
          <table:table-cell/>
          <table:table-cell table:style-name="ce5" office:value-type="string" calcext:value-type="string">
            <text:p>happenedIn</text:p>
          </table:table-cell>
          <table:table-cell table:style-name="ce5" office:value-type="float" office:value="0.76967115" calcext:value-type="float">
            <text:p>0.76967115</text:p>
          </table:table-cell>
          <table:table-cell office:value-type="float" office:value="0.69602589" calcext:value-type="float">
            <text:p>0.69602589</text:p>
          </table:table-cell>
          <table:table-cell table:style-name="ce4" table:formula="of:=2*([.BG9]*[.BH9])/([.BG9]+[.BH9])" office:value-type="float" office:value="0.730998333988685" calcext:value-type="float">
            <text:p>0.730998334</text:p>
          </table:table-cell>
          <table:table-cell office:value-type="string" calcext:value-type="string">
            <text:p>happenedIn</text:p>
          </table:table-cell>
          <table:table-cell office:value-type="float" office:value="0.8315583" calcext:value-type="float">
            <text:p>0.8315583</text:p>
          </table:table-cell>
          <table:table-cell office:value-type="float" office:value="0.62600102" calcext:value-type="float">
            <text:p>0.62600102</text:p>
          </table:table-cell>
          <table:table-cell table:style-name="ce4" table:formula="of:=2*([.BK9]*[.BL9])/([.BK9]+[.BL9])" office:value-type="float" office:value="0.714284951352053" calcext:value-type="float">
            <text:p>0.7142849514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style-name="ce4" table:formula="of:=2*([.BP9]*[.BQ9])/([.BP9]+[.BQ9])" office:value-type="float" office:value="0.715923803547789" calcext:value-type="float">
            <text:p>0.7159238035</text:p>
          </table:table-cell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style-name="ce4" table:formula="of:=2*([.BT9]*[.BU9])/([.BT9]+[.BU9])" office:value-type="float" office:value="0.715923803547789" calcext:value-type="float">
            <text:p>0.7159238035</text:p>
          </table:table-cell>
          <table:table-cell/>
        </table:table-row>
        <table:table-row table:style-name="ro2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0965142" calcext:value-type="float">
            <text:p>0.00965142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H10]*[.AI10])/([.AH10]+[.AI10])" office:value-type="float" office:value="0.0190494495170148" calcext:value-type="float">
            <text:p>0.0190494495</text:p>
          </table:table-cell>
          <table:table-cell office:value-type="string" calcext:value-type="string">
            <text:p>hasAcademicAdvisor</text:p>
          </table:table-cell>
          <table:table-cell office:value-type="float" office:value="0.01130003" calcext:value-type="float">
            <text:p>0.01130003</text:p>
          </table:table-cell>
          <table:table-cell office:value-type="float" office:value="0.71994919" calcext:value-type="float">
            <text:p>0.71994919</text:p>
          </table:table-cell>
          <table:table-cell table:style-name="ce4" table:formula="of:=2*([.AL10]*[.AM10])/([.AL10]+[.AM10])" office:value-type="float" office:value="0.0222508201662785" calcext:value-type="float">
            <text:p>0.0222508202</text:p>
          </table:table-cell>
          <table:table-cell office:value-type="string" calcext:value-type="string">
            <text:p>hasAcademicAdvisor</text:p>
          </table:table-cell>
          <table:table-cell office:value-type="float" office:value="0.01793505" calcext:value-type="float">
            <text:p>0.01793505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P10]*[.AQ10])/([.AP10]+[.AQ10])" office:value-type="float" office:value="0.0350048386089767" calcext:value-type="float">
            <text:p>0.0350048386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0]*[.AU10])/([.AT10]+[.AU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0]*[.AY10])/([.AX10]+[.AY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1801843" calcext:value-type="float">
            <text:p>0.01801843</text:p>
          </table:table-cell>
          <table:table-cell office:value-type="float" office:value="0.46903949" calcext:value-type="float">
            <text:p>0.46903949</text:p>
          </table:table-cell>
          <table:table-cell table:style-name="ce4" table:formula="of:=2*([.BB10]*[.BC10])/([.BB10]+[.BC10])" office:value-type="float" office:value="0.0347036969147353" calcext:value-type="float">
            <text:p>0.0347036969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01612606" calcext:value-type="float">
            <text:p>0.01612606</text:p>
          </table:table-cell>
          <table:table-cell office:value-type="float" office:value="0.80880721" calcext:value-type="float">
            <text:p>0.80880721</text:p>
          </table:table-cell>
          <table:table-cell table:style-name="ce4" table:formula="of:=2*([.BG10]*[.BH10])/([.BG10]+[.BH10])" office:value-type="float" office:value="0.0316216452196009" calcext:value-type="float">
            <text:p>0.0316216452</text:p>
          </table:table-cell>
          <table:table-cell office:value-type="string" calcext:value-type="string">
            <text:p>hasAcademicAdvisor</text:p>
          </table:table-cell>
          <table:table-cell office:value-type="float" office:value="0.01626209" calcext:value-type="float">
            <text:p>0.01626209</text:p>
          </table:table-cell>
          <table:table-cell office:value-type="float" office:value="0.52631468" calcext:value-type="float">
            <text:p>0.52631468</text:p>
          </table:table-cell>
          <table:table-cell table:style-name="ce4" table:formula="of:=2*([.BK10]*[.BL10])/([.BK10]+[.BL10])" office:value-type="float" office:value="0.0315493665328916" calcext:value-type="float">
            <text:p>0.0315493665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01904332" calcext:value-type="float">
            <text:p>0.01904332</text:p>
          </table:table-cell>
          <table:table-cell office:value-type="float" office:value="0.72304865" calcext:value-type="float">
            <text:p>0.72304865</text:p>
          </table:table-cell>
          <table:table-cell table:style-name="ce4" table:formula="of:=2*([.BP10]*[.BQ10])/([.BP10]+[.BQ10])" office:value-type="float" office:value="0.0371092731741" calcext:value-type="float">
            <text:p>0.0371092732</text:p>
          </table:table-cell>
          <table:table-cell office:value-type="string" calcext:value-type="string">
            <text:p>hasAcademicAdvisor</text:p>
          </table:table-cell>
          <table:table-cell office:value-type="float" office:value="0.01807863" calcext:value-type="float">
            <text:p>0.01807863</text:p>
          </table:table-cell>
          <table:table-cell office:value-type="float" office:value="0.74068596" calcext:value-type="float">
            <text:p>0.74068596</text:p>
          </table:table-cell>
          <table:table-cell table:style-name="ce4" table:formula="of:=2*([.BT10]*[.BU10])/([.BT10]+[.BU10])" office:value-type="float" office:value="0.0352957625949171" calcext:value-type="float">
            <text:p>0.035295762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04604224" calcext:value-type="float">
            <text:p>0.04604224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H11]*[.AI11])/([.AH11]+[.AI11])" office:value-type="float" office:value="0.0807394862635299" calcext:value-type="float">
            <text:p>0.0807394863</text:p>
          </table:table-cell>
          <table:table-cell office:value-type="string" calcext:value-type="string">
            <text:p>hasCapital</text:p>
          </table:table-cell>
          <table:table-cell office:value-type="float" office:value="0.07747315" calcext:value-type="float">
            <text:p>0.07747315</text:p>
          </table:table-cell>
          <table:table-cell office:value-type="float" office:value="0.39917724" calcext:value-type="float">
            <text:p>0.39917724</text:p>
          </table:table-cell>
          <table:table-cell table:style-name="ce4" table:formula="of:=2*([.AL11]*[.AM11])/([.AL11]+[.AM11])" office:value-type="float" office:value="0.129761849942496" calcext:value-type="float">
            <text:p>0.1297618499</text:p>
          </table:table-cell>
          <table:table-cell office:value-type="string" calcext:value-type="string">
            <text:p>hasCapital</text:p>
          </table:table-cell>
          <table:table-cell office:value-type="float" office:value="0.10597422" calcext:value-type="float">
            <text:p>0.10597422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P11]*[.AQ11])/([.AP11]+[.AQ11])" office:value-type="float" office:value="0.16015249401055" calcext:value-type="float">
            <text:p>0.160152494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1]*[.AU11])/([.AT11]+[.AU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1]*[.AY11])/([.AX11]+[.AY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12860604" calcext:value-type="float">
            <text:p>0.12860604</text:p>
          </table:table-cell>
          <table:table-cell office:value-type="float" office:value="0.20185142" calcext:value-type="float">
            <text:p>0.20185142</text:p>
          </table:table-cell>
          <table:table-cell table:style-name="ce4" table:formula="of:=2*([.BB11]*[.BC11])/([.BB11]+[.BC11])" office:value-type="float" office:value="0.157111367947795" calcext:value-type="float">
            <text:p>0.1571113679</text:p>
          </table:table-cell>
          <table:table-cell/>
          <table:table-cell table:style-name="ce5" office:value-type="string" calcext:value-type="string">
            <text:p>hasCapital</text:p>
          </table:table-cell>
          <table:table-cell table:style-name="ce5" office:value-type="float" office:value="0.11516858" calcext:value-type="float">
            <text:p>0.11516858</text:p>
          </table:table-cell>
          <table:table-cell office:value-type="float" office:value="0.35075084" calcext:value-type="float">
            <text:p>0.35075084</text:p>
          </table:table-cell>
          <table:table-cell table:style-name="ce4" table:formula="of:=2*([.BG11]*[.BH11])/([.BG11]+[.BH11])" office:value-type="float" office:value="0.173401126643775" calcext:value-type="float">
            <text:p>0.1734011266</text:p>
          </table:table-cell>
          <table:table-cell office:value-type="string" calcext:value-type="string">
            <text:p>hasCapital</text:p>
          </table:table-cell>
          <table:table-cell office:value-type="float" office:value="0.14712657" calcext:value-type="float">
            <text:p>0.14712657</text:p>
          </table:table-cell>
          <table:table-cell office:value-type="float" office:value="0.22067927" calcext:value-type="float">
            <text:p>0.22067927</text:p>
          </table:table-cell>
          <table:table-cell table:style-name="ce4" table:formula="of:=2*([.BK11]*[.BL11])/([.BK11]+[.BL11])" office:value-type="float" office:value="0.176548496702521" calcext:value-type="float">
            <text:p>0.1765484967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11516858" calcext:value-type="float">
            <text:p>0.11516858</text:p>
          </table:table-cell>
          <table:table-cell office:value-type="float" office:value="0.35075084" calcext:value-type="float">
            <text:p>0.35075084</text:p>
          </table:table-cell>
          <table:table-cell table:style-name="ce4" table:formula="of:=2*([.BP11]*[.BQ11])/([.BP11]+[.BQ11])" office:value-type="float" office:value="0.173401126643775" calcext:value-type="float">
            <text:p>0.1734011266</text:p>
          </table:table-cell>
          <table:table-cell office:value-type="string" calcext:value-type="string">
            <text:p>hasCapital</text:p>
          </table:table-cell>
          <table:table-cell office:value-type="float" office:value="0.11516858" calcext:value-type="float">
            <text:p>0.11516858</text:p>
          </table:table-cell>
          <table:table-cell office:value-type="float" office:value="0.35075084" calcext:value-type="float">
            <text:p>0.35075084</text:p>
          </table:table-cell>
          <table:table-cell table:style-name="ce4" table:formula="of:=2*([.BT11]*[.BU11])/([.BT11]+[.BU11])" office:value-type="float" office:value="0.173401126643775" calcext:value-type="float">
            <text:p>0.173401126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office:value-type="float" office:value="0.01780623" calcext:value-type="float">
            <text:p>0.01780623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H12]*[.AI12])/([.AH12]+[.AI12])" office:value-type="float" office:value="0.0347324312994143" calcext:value-type="float">
            <text:p>0.0347324313</text:p>
          </table:table-cell>
          <table:table-cell office:value-type="string" calcext:value-type="string">
            <text:p>hasChild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076311" calcext:value-type="float">
            <text:p>0.69076311</text:p>
          </table:table-cell>
          <table:table-cell table:style-name="ce4" table:formula="of:=2*([.AL12]*[.AM12])/([.AL12]+[.AM12])" office:value-type="float" office:value="0.0653564265582538" calcext:value-type="float">
            <text:p>0.0653564266</text:p>
          </table:table-cell>
          <table:table-cell office:value-type="string" calcext:value-type="string">
            <text:p>hasChild</text:p>
          </table:table-cell>
          <table:table-cell office:value-type="float" office:value="0.04119348" calcext:value-type="float">
            <text:p>0.04119348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P12]*[.AQ12])/([.AP12]+[.AQ12])" office:value-type="float" office:value="0.077825140792535" calcext:value-type="float">
            <text:p>0.0778251408</text:p>
          </table:table-cell>
          <table:table-cell office:value-type="string" calcext:value-type="string">
            <text:p>hasChild</text:p>
          </table:table-cell>
          <table:table-cell office:value-type="float" office:value="0.50962645" calcext:value-type="float">
            <text:p>0.50962645</text:p>
          </table:table-cell>
          <table:table-cell office:value-type="float" office:value="0.04934074" calcext:value-type="float">
            <text:p>0.04934074</text:p>
          </table:table-cell>
          <table:table-cell table:style-name="ce4" table:formula="of:=2*([.AT12]*[.AU12])/([.AT12]+[.AU12])" office:value-type="float" office:value="0.0899707410968898" calcext:value-type="float">
            <text:p>0.0899707411</text:p>
          </table:table-cell>
          <table:table-cell office:value-type="string" calcext:value-type="string">
            <text:p>hasChild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276785" calcext:value-type="float">
            <text:p>0.01276785</text:p>
          </table:table-cell>
          <table:table-cell table:style-name="ce4" table:formula="of:=2*([.AX12]*[.AY12])/([.AX12]+[.AY12])" office:value-type="float" office:value="0.0250163424265833" calcext:value-type="float">
            <text:p>0.0250163424</text:p>
          </table:table-cell>
          <table:table-cell office:value-type="string" calcext:value-type="string">
            <text:p>hasChild</text:p>
          </table:table-cell>
          <table:table-cell office:value-type="float" office:value="0.05235912" calcext:value-type="float">
            <text:p>0.05235912</text:p>
          </table:table-cell>
          <table:table-cell office:value-type="float" office:value="0.62116363" calcext:value-type="float">
            <text:p>0.62116363</text:p>
          </table:table-cell>
          <table:table-cell table:style-name="ce4" table:formula="of:=2*([.BB12]*[.BC12])/([.BB12]+[.BC12])" office:value-type="float" office:value="0.0965775277607344" calcext:value-type="float">
            <text:p>0.0965775278</text:p>
          </table:table-cell>
          <table:table-cell/>
          <table:table-cell table:style-name="ce5" office:value-type="string" calcext:value-type="string">
            <text:p>hasChild</text:p>
          </table:table-cell>
          <table:table-cell table:style-name="ce5" office:value-type="float" office:value="0.04701089" calcext:value-type="float">
            <text:p>0.04701089</text:p>
          </table:table-cell>
          <table:table-cell office:value-type="float" office:value="0.70608477" calcext:value-type="float">
            <text:p>0.70608477</text:p>
          </table:table-cell>
          <table:table-cell table:style-name="ce4" table:formula="of:=2*([.BG12]*[.BH12])/([.BG12]+[.BH12])" office:value-type="float" office:value="0.0881526085361992" calcext:value-type="float">
            <text:p>0.0881526085</text:p>
          </table:table-cell>
          <table:table-cell office:value-type="string" calcext:value-type="string">
            <text:p>hasChild</text:p>
          </table:table-cell>
          <table:table-cell office:value-type="float" office:value="0.06028401" calcext:value-type="float">
            <text:p>0.06028401</text:p>
          </table:table-cell>
          <table:table-cell office:value-type="float" office:value="0.62926352" calcext:value-type="float">
            <text:p>0.62926352</text:p>
          </table:table-cell>
          <table:table-cell table:style-name="ce4" table:formula="of:=2*([.BK12]*[.BL12])/([.BK12]+[.BL12])" office:value-type="float" office:value="0.11002730539058" calcext:value-type="float">
            <text:p>0.1100273054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04649524" calcext:value-type="float">
            <text:p>0.04649524</text:p>
          </table:table-cell>
          <table:table-cell office:value-type="float" office:value="0.69784549" calcext:value-type="float">
            <text:p>0.69784549</text:p>
          </table:table-cell>
          <table:table-cell table:style-name="ce4" table:formula="of:=2*([.BP12]*[.BQ12])/([.BP12]+[.BQ12])" office:value-type="float" office:value="0.0871818301289722" calcext:value-type="float">
            <text:p>0.0871818301</text:p>
          </table:table-cell>
          <table:table-cell office:value-type="string" calcext:value-type="string">
            <text:p>hasChild</text:p>
          </table:table-cell>
          <table:table-cell office:value-type="float" office:value="0.04649524" calcext:value-type="float">
            <text:p>0.04649524</text:p>
          </table:table-cell>
          <table:table-cell office:value-type="float" office:value="0.69784549" calcext:value-type="float">
            <text:p>0.69784549</text:p>
          </table:table-cell>
          <table:table-cell table:style-name="ce4" table:formula="of:=2*([.BT12]*[.BU12])/([.BT12]+[.BU12])" office:value-type="float" office:value="0.0871818301289722" calcext:value-type="float">
            <text:p>0.0871818301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office:value-type="float" office:value="0.09200511" calcext:value-type="float">
            <text:p>0.09200511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H13]*[.AI13])/([.AH13]+[.AI13])" office:value-type="float" office:value="0.0843409117215125" calcext:value-type="float">
            <text:p>0.0843409117</text:p>
          </table:table-cell>
          <table:table-cell office:value-type="string" calcext:value-type="string">
            <text:p>hasWonPrize</text:p>
          </table:table-cell>
          <table:table-cell office:value-type="float" office:value="0.09287326" calcext:value-type="float">
            <text:p>0.09287326</text:p>
          </table:table-cell>
          <table:table-cell office:value-type="float" office:value="0.07765993" calcext:value-type="float">
            <text:p>0.07765993</text:p>
          </table:table-cell>
          <table:table-cell table:style-name="ce4" table:formula="of:=2*([.AL13]*[.AM13])/([.AL13]+[.AM13])" office:value-type="float" office:value="0.0845880015552609" calcext:value-type="float">
            <text:p>0.0845880016</text:p>
          </table:table-cell>
          <table:table-cell office:value-type="string" calcext:value-type="string">
            <text:p>hasWonPrize</text:p>
          </table:table-cell>
          <table:table-cell office:value-type="float" office:value="0.13221892" calcext:value-type="float">
            <text:p>0.13221892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P13]*[.AQ13])/([.AP13]+[.AQ13])" office:value-type="float" office:value="0.0980030089955036" calcext:value-type="float">
            <text:p>0.098003009</text:p>
          </table:table-cell>
          <table:table-cell office:value-type="string" calcext:value-type="string">
            <text:p>hasWonPrize</text:p>
          </table:table-cell>
          <table:table-cell office:value-type="float" office:value="0.90250679" calcext:value-type="float">
            <text:p>0.90250679</text:p>
          </table:table-cell>
          <table:table-cell office:value-type="float" office:value="0.17581984" calcext:value-type="float">
            <text:p>0.17581984</text:p>
          </table:table-cell>
          <table:table-cell table:style-name="ce4" table:formula="of:=2*([.AT13]*[.AU13])/([.AT13]+[.AU13])" office:value-type="float" office:value="0.294305259653494" calcext:value-type="float">
            <text:p>0.2943052597</text:p>
          </table:table-cell>
          <table:table-cell office:value-type="string" calcext:value-type="string">
            <text:p>hasWonPrize</text:p>
          </table:table-cell>
          <table:table-cell office:value-type="float" office:value="0.9028765" calcext:value-type="float">
            <text:p>0.9028765</text:p>
          </table:table-cell>
          <table:table-cell office:value-type="float" office:value="0.175716" calcext:value-type="float">
            <text:p>0.175716</text:p>
          </table:table-cell>
          <table:table-cell table:style-name="ce4" table:formula="of:=2*([.AX13]*[.AY13])/([.AX13]+[.AY13])" office:value-type="float" office:value="0.294179399678748" calcext:value-type="float">
            <text:p>0.2941793997</text:p>
          </table:table-cell>
          <table:table-cell office:value-type="string" calcext:value-type="string">
            <text:p>hasWonPrize</text:p>
          </table:table-cell>
          <table:table-cell office:value-type="float" office:value="0.12827822" calcext:value-type="float">
            <text:p>0.12827822</text:p>
          </table:table-cell>
          <table:table-cell office:value-type="float" office:value="0.04657574" calcext:value-type="float">
            <text:p>0.04657574</text:p>
          </table:table-cell>
          <table:table-cell table:style-name="ce4" table:formula="of:=2*([.BB13]*[.BC13])/([.BB13]+[.BC13])" office:value-type="float" office:value="0.0683387785141704" calcext:value-type="float">
            <text:p>0.0683387785</text:p>
          </table:table-cell>
          <table:table-cell/>
          <table:table-cell table:style-name="ce5" office:value-type="string" calcext:value-type="string">
            <text:p>hasWonPrize</text:p>
          </table:table-cell>
          <table:table-cell table:style-name="ce5" office:value-type="float" office:value="0.13883936" calcext:value-type="float">
            <text:p>0.13883936</text:p>
          </table:table-cell>
          <table:table-cell table:style-name="ce6" office:value-type="float" office:value="0.07918457" calcext:value-type="float">
            <text:p>0.07918457</text:p>
          </table:table-cell>
          <table:table-cell table:style-name="ce4" table:formula="of:=2*([.BG13]*[.BH13])/([.BG13]+[.BH13])" office:value-type="float" office:value="0.100850718732345" calcext:value-type="float">
            <text:p>0.1008507187</text:p>
          </table:table-cell>
          <table:table-cell office:value-type="string" calcext:value-type="string">
            <text:p>hasWonPrize</text:p>
          </table:table-cell>
          <table:table-cell office:value-type="float" office:value="0.13586097" calcext:value-type="float">
            <text:p>0.13586097</text:p>
          </table:table-cell>
          <table:table-cell office:value-type="float" office:value="0.0475222" calcext:value-type="float">
            <text:p>0.0475222</text:p>
          </table:table-cell>
          <table:table-cell table:style-name="ce4" table:formula="of:=2*([.BK13]*[.BL13])/([.BK13]+[.BL13])" office:value-type="float" office:value="0.0704144463042492" calcext:value-type="float">
            <text:p>0.0704144463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20403482" calcext:value-type="float">
            <text:p>0.20403482</text:p>
          </table:table-cell>
          <table:table-cell office:value-type="float" office:value="0.01142488" calcext:value-type="float">
            <text:p>0.01142488</text:p>
          </table:table-cell>
          <table:table-cell table:style-name="ce4" table:formula="of:=2*([.BP13]*[.BQ13])/([.BP13]+[.BQ13])" office:value-type="float" office:value="0.0216381377521792" calcext:value-type="float">
            <text:p>0.0216381378</text:p>
          </table:table-cell>
          <table:table-cell office:value-type="string" calcext:value-type="string">
            <text:p>hasWonPrize</text:p>
          </table:table-cell>
          <table:table-cell office:value-type="float" office:value="0.13976901" calcext:value-type="float">
            <text:p>0.13976901</text:p>
          </table:table-cell>
          <table:table-cell office:value-type="float" office:value="0.08196617" calcext:value-type="float">
            <text:p>0.08196617</text:p>
          </table:table-cell>
          <table:table-cell table:style-name="ce4" table:formula="of:=2*([.BT13]*[.BU13])/([.BT13]+[.BU13])" office:value-type="float" office:value="0.103333448795917" calcext:value-type="float">
            <text:p>0.1033334488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0925724" calcext:value-type="float">
            <text:p>0.009257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H14]*[.AI14])/([.AH14]+[.AI14])" office:value-type="float" office:value="0.0183332795843435" calcext:value-type="float">
            <text:p>0.0183332796</text:p>
          </table:table-cell>
          <table:table-cell office:value-type="string" calcext:value-type="string">
            <text:p>holdsPoliticalPosition</text:p>
          </table:table-cell>
          <table:table-cell office:value-type="float" office:value="0.00932298" calcext:value-type="float">
            <text:p>0.00932298</text:p>
          </table:table-cell>
          <table:table-cell office:value-type="float" office:value="0.9356709" calcext:value-type="float">
            <text:p>0.9356709</text:p>
          </table:table-cell>
          <table:table-cell table:style-name="ce4" table:formula="of:=2*([.AL14]*[.AM14])/([.AL14]+[.AM14])" office:value-type="float" office:value="0.0184620054624735" calcext:value-type="float">
            <text:p>0.0184620055</text:p>
          </table:table-cell>
          <table:table-cell office:value-type="string" calcext:value-type="string">
            <text:p>holdsPoliticalPosition</text:p>
          </table:table-cell>
          <table:table-cell office:value-type="float" office:value="0.01953924" calcext:value-type="float">
            <text:p>0.019539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P14]*[.AQ14])/([.AP14]+[.AQ14])" office:value-type="float" office:value="0.0382799044356494" calcext:value-type="float">
            <text:p>0.0382799044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4]*[.AU14])/([.AT14]+[.AU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4]*[.AY14])/([.AX14]+[.AY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2288677" calcext:value-type="float">
            <text:p>0.02288677</text:p>
          </table:table-cell>
          <table:table-cell office:value-type="float" office:value="0.79546062" calcext:value-type="float">
            <text:p>0.79546062</text:p>
          </table:table-cell>
          <table:table-cell table:style-name="ce4" table:formula="of:=2*([.BB14]*[.BC14])/([.BB14]+[.BC14])" office:value-type="float" office:value="0.0444933886915614" calcext:value-type="float">
            <text:p>0.0444933887</text:p>
          </table:table-cell>
          <table:table-cell/>
          <table:table-cell table:style-name="ce5" office:value-type="string" calcext:value-type="string">
            <text:p>holdsPoliticalPosition</text:p>
          </table:table-cell>
          <table:table-cell table:style-name="ce5" office:value-type="float" office:value="0.02183603" calcext:value-type="float">
            <text:p>0.02183603</text:p>
          </table:table-cell>
          <table:table-cell office:value-type="float" office:value="0.93932179" calcext:value-type="float">
            <text:p>0.93932179</text:p>
          </table:table-cell>
          <table:table-cell table:style-name="ce4" table:formula="of:=2*([.BG14]*[.BH14])/([.BG14]+[.BH14])" office:value-type="float" office:value="0.0426798978467318" calcext:value-type="float">
            <text:p>0.0426798978</text:p>
          </table:table-cell>
          <table:table-cell office:value-type="string" calcext:value-type="string">
            <text:p>holdsPoliticalPosition</text:p>
          </table:table-cell>
          <table:table-cell office:value-type="float" office:value="0.02548145" calcext:value-type="float">
            <text:p>0.02548145</text:p>
          </table:table-cell>
          <table:table-cell office:value-type="float" office:value="0.79556327" calcext:value-type="float">
            <text:p>0.79556327</text:p>
          </table:table-cell>
          <table:table-cell table:style-name="ce4" table:formula="of:=2*([.BK14]*[.BL14])/([.BK14]+[.BL14])" office:value-type="float" office:value="0.0493812460942237" calcext:value-type="float">
            <text:p>0.0493812461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02493942" calcext:value-type="float">
            <text:p>0.02493942</text:p>
          </table:table-cell>
          <table:table-cell office:value-type="float" office:value="0.92847861" calcext:value-type="float">
            <text:p>0.92847861</text:p>
          </table:table-cell>
          <table:table-cell table:style-name="ce4" table:formula="of:=2*([.BP14]*[.BQ14])/([.BP14]+[.BQ14])" office:value-type="float" office:value="0.0485741139504278" calcext:value-type="float">
            <text:p>0.0485741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183179" calcext:value-type="float">
            <text:p>0.02183179</text:p>
          </table:table-cell>
          <table:table-cell office:value-type="float" office:value="0.93932179" calcext:value-type="float">
            <text:p>0.93932179</text:p>
          </table:table-cell>
          <table:table-cell table:style-name="ce4" table:formula="of:=2*([.BT14]*[.BU14])/([.BT14]+[.BU14])" office:value-type="float" office:value="0.0426717987393942" calcext:value-type="float">
            <text:p>0.042671798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1157315" calcext:value-type="float">
            <text:p>0.01157315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H15]*[.AI15])/([.AH15]+[.AI15])" office:value-type="float" office:value="0.0228453335661225" calcext:value-type="float">
            <text:p>0.0228453336</text:p>
          </table:table-cell>
          <table:table-cell office:value-type="string" calcext:value-type="string">
            <text:p>influences</text:p>
          </table:table-cell>
          <table:table-cell office:value-type="float" office:value="0.02217307" calcext:value-type="float">
            <text:p>0.02217307</text:p>
          </table:table-cell>
          <table:table-cell office:value-type="float" office:value="0.77832427" calcext:value-type="float">
            <text:p>0.77832427</text:p>
          </table:table-cell>
          <table:table-cell table:style-name="ce4" table:formula="of:=2*([.AL15]*[.AM15])/([.AL15]+[.AM15])" office:value-type="float" office:value="0.0431177910507708" calcext:value-type="float">
            <text:p>0.0431177911</text:p>
          </table:table-cell>
          <table:table-cell office:value-type="string" calcext:value-type="string">
            <text:p>influences</text:p>
          </table:table-cell>
          <table:table-cell office:value-type="float" office:value="0.03070108" calcext:value-type="float">
            <text:p>0.03070108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P15]*[.AQ15])/([.AP15]+[.AQ15])" office:value-type="float" office:value="0.0593287378239103" calcext:value-type="float">
            <text:p>0.0593287378</text:p>
          </table:table-cell>
          <table:table-cell office:value-type="string" calcext:value-type="string">
            <text:p>influences</text:p>
          </table:table-cell>
          <table:table-cell office:value-type="float" office:value="0.60333333" calcext:value-type="float">
            <text:p>0.60333333</text:p>
          </table:table-cell>
          <table:table-cell office:value-type="float" office:value="0.00785403" calcext:value-type="float">
            <text:p>0.00785403</text:p>
          </table:table-cell>
          <table:table-cell table:style-name="ce4" table:formula="of:=2*([.AT15]*[.AU15])/([.AT15]+[.AU15])" office:value-type="float" office:value="0.0155062044274603" calcext:value-type="float">
            <text:p>0.0155062044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X15]*[.AY15])/([.AX15]+[.AY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4330656" calcext:value-type="float">
            <text:p>0.04330656</text:p>
          </table:table-cell>
          <table:table-cell office:value-type="float" office:value="0.75895898" calcext:value-type="float">
            <text:p>0.75895898</text:p>
          </table:table-cell>
          <table:table-cell table:style-name="ce4" table:formula="of:=2*([.BB15]*[.BC15])/([.BB15]+[.BC15])" office:value-type="float" office:value="0.081937715048583" calcext:value-type="float">
            <text:p>0.081937715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0260724" calcext:value-type="float">
            <text:p>0.0260724</text:p>
          </table:table-cell>
          <table:table-cell office:value-type="float" office:value="0.90746881" calcext:value-type="float">
            <text:p>0.90746881</text:p>
          </table:table-cell>
          <table:table-cell table:style-name="ce4" table:formula="of:=2*([.BG15]*[.BH15])/([.BG15]+[.BH15])" office:value-type="float" office:value="0.0506884742706624" calcext:value-type="float">
            <text:p>0.0506884743</text:p>
          </table:table-cell>
          <table:table-cell office:value-type="string" calcext:value-type="string">
            <text:p>influences</text:p>
          </table:table-cell>
          <table:table-cell office:value-type="float" office:value="0.03746515" calcext:value-type="float">
            <text:p>0.03746515</text:p>
          </table:table-cell>
          <table:table-cell office:value-type="float" office:value="0.80961066" calcext:value-type="float">
            <text:p>0.80961066</text:p>
          </table:table-cell>
          <table:table-cell table:style-name="ce4" table:formula="of:=2*([.BK15]*[.BL15])/([.BK15]+[.BL15])" office:value-type="float" office:value="0.0716162224453063" calcext:value-type="float">
            <text:p>0.0716162224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02196067" calcext:value-type="float">
            <text:p>0.02196067</text:p>
          </table:table-cell>
          <table:table-cell office:value-type="float" office:value="0.8827813" calcext:value-type="float">
            <text:p>0.8827813</text:p>
          </table:table-cell>
          <table:table-cell table:style-name="ce4" table:formula="of:=2*([.BP15]*[.BQ15])/([.BP15]+[.BQ15])" office:value-type="float" office:value="0.0428552437143399" calcext:value-type="float">
            <text:p>0.0428552437</text:p>
          </table:table-cell>
          <table:table-cell office:value-type="string" calcext:value-type="string">
            <text:p>influences</text:p>
          </table:table-cell>
          <table:table-cell office:value-type="float" office:value="0.02183662" calcext:value-type="float">
            <text:p>0.02183662</text:p>
          </table:table-cell>
          <table:table-cell office:value-type="float" office:value="0.8827813" calcext:value-type="float">
            <text:p>0.8827813</text:p>
          </table:table-cell>
          <table:table-cell table:style-name="ce4" table:formula="of:=2*([.BT15]*[.BU15])/([.BT15]+[.BU15])" office:value-type="float" office:value="0.0426190093408851" calcext:value-type="float">
            <text:p>0.042619009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08834386" calcext:value-type="float">
            <text:p>0.08834386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H16]*[.AI16])/([.AH16]+[.AI16])" office:value-type="float" office:value="0.123261103549386" calcext:value-type="float">
            <text:p>0.1232611035</text:p>
          </table:table-cell>
          <table:table-cell office:value-type="string" calcext:value-type="string">
            <text:p>isCitizenOf</text:p>
          </table:table-cell>
          <table:table-cell office:value-type="float" office:value="0.09305162" calcext:value-type="float">
            <text:p>0.09305162</text:p>
          </table:table-cell>
          <table:table-cell office:value-type="float" office:value="0.21237952" calcext:value-type="float">
            <text:p>0.21237952</text:p>
          </table:table-cell>
          <table:table-cell table:style-name="ce4" table:formula="of:=2*([.AL16]*[.AM16])/([.AL16]+[.AM16])" office:value-type="float" office:value="0.129405655172046" calcext:value-type="float">
            <text:p>0.1294056552</text:p>
          </table:table-cell>
          <table:table-cell office:value-type="string" calcext:value-type="string">
            <text:p>isCitizenOf</text:p>
          </table:table-cell>
          <table:table-cell office:value-type="float" office:value="0.19976287" calcext:value-type="float">
            <text:p>0.19976287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P16]*[.AQ16])/([.AP16]+[.AQ16])" office:value-type="float" office:value="0.201770571882396" calcext:value-type="float">
            <text:p>0.2017705719</text:p>
          </table:table-cell>
          <table:table-cell office:value-type="string" calcext:value-type="string">
            <text:p>isCitizenOf</text:p>
          </table:table-cell>
          <table:table-cell office:value-type="float" office:value="0.59566659" calcext:value-type="float">
            <text:p>0.59566659</text:p>
          </table:table-cell>
          <table:table-cell office:value-type="float" office:value="0.00450274" calcext:value-type="float">
            <text:p>0.00450274</text:p>
          </table:table-cell>
          <table:table-cell table:style-name="ce4" table:formula="of:=2*([.AT16]*[.AU16])/([.AT16]+[.AU16])" office:value-type="float" office:value="0.00893791684242379" calcext:value-type="float">
            <text:p>0.0089379168</text:p>
          </table:table-cell>
          <table:table-cell office:value-type="string" calcext:value-type="string">
            <text:p>isCitizenOf</text:p>
          </table:table-cell>
          <table:table-cell office:value-type="float" office:value="0.41590909" calcext:value-type="float">
            <text:p>0.41590909</text:p>
          </table:table-cell>
          <table:table-cell office:value-type="float" office:value="0.00082998" calcext:value-type="float">
            <text:p>0.00082998</text:p>
          </table:table-cell>
          <table:table-cell table:style-name="ce4" table:formula="of:=2*([.AX16]*[.AY16])/([.AX16]+[.AY16])" office:value-type="float" office:value="0.00165665401383268" calcext:value-type="float">
            <text:p>0.001656654</text:p>
          </table:table-cell>
          <table:table-cell office:value-type="string" calcext:value-type="string">
            <text:p>isCitizenOf</text:p>
          </table:table-cell>
          <table:table-cell office:value-type="float" office:value="0.18673194" calcext:value-type="float">
            <text:p>0.18673194</text:p>
          </table:table-cell>
          <table:table-cell office:value-type="float" office:value="0.12228425" calcext:value-type="float">
            <text:p>0.12228425</text:p>
          </table:table-cell>
          <table:table-cell table:style-name="ce4" table:formula="of:=2*([.BB16]*[.BC16])/([.BB16]+[.BC16])" office:value-type="float" office:value="0.147787565654376" calcext:value-type="float">
            <text:p>0.1477875657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1671497" calcext:value-type="float">
            <text:p>0.1671497</text:p>
          </table:table-cell>
          <table:table-cell table:style-name="ce6" office:value-type="float" office:value="0.23385504" calcext:value-type="float">
            <text:p>0.23385504</text:p>
          </table:table-cell>
          <table:table-cell table:style-name="ce4" table:formula="of:=2*([.BG16]*[.BH16])/([.BG16]+[.BH16])" office:value-type="float" office:value="0.194954302931621" calcext:value-type="float">
            <text:p>0.1949543029</text:p>
          </table:table-cell>
          <table:table-cell office:value-type="string" calcext:value-type="string">
            <text:p>isCitizenOf</text:p>
          </table:table-cell>
          <table:table-cell office:value-type="float" office:value="0.1576162" calcext:value-type="float">
            <text:p>0.1576162</text:p>
          </table:table-cell>
          <table:table-cell office:value-type="float" office:value="0.14126375" calcext:value-type="float">
            <text:p>0.14126375</text:p>
          </table:table-cell>
          <table:table-cell table:style-name="ce4" table:formula="of:=2*([.BK16]*[.BL16])/([.BK16]+[.BL16])" office:value-type="float" office:value="0.148992633816688" calcext:value-type="float">
            <text:p>0.14899263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16531629" calcext:value-type="float">
            <text:p>0.16531629</text:p>
          </table:table-cell>
          <table:table-cell office:value-type="float" office:value="0.24215334" calcext:value-type="float">
            <text:p>0.24215334</text:p>
          </table:table-cell>
          <table:table-cell table:style-name="ce4" table:formula="of:=2*([.BP16]*[.BQ16])/([.BP16]+[.BQ16])" office:value-type="float" office:value="0.196490186421543" calcext:value-type="float">
            <text:p>0.1964901864</text:p>
          </table:table-cell>
          <table:table-cell office:value-type="string" calcext:value-type="string">
            <text:p>isCitizenOf</text:p>
          </table:table-cell>
          <table:table-cell office:value-type="float" office:value="0.16531629" calcext:value-type="float">
            <text:p>0.16531629</text:p>
          </table:table-cell>
          <table:table-cell office:value-type="float" office:value="0.24215334" calcext:value-type="float">
            <text:p>0.24215334</text:p>
          </table:table-cell>
          <table:table-cell table:style-name="ce4" table:formula="of:=2*([.BT16]*[.BU16])/([.BT16]+[.BU16])" office:value-type="float" office:value="0.196490186421543" calcext:value-type="float">
            <text:p>0.196490186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051546" calcext:value-type="float">
            <text:p>0.00051546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H17]*[.AI17])/([.AH17]+[.AI17])" office:value-type="float" office:value="0.00103036093700149" calcext:value-type="float">
            <text:p>0.0010303609</text:p>
          </table:table-cell>
          <table:table-cell office:value-type="string" calcext:value-type="string">
            <text:p>isKnownFor</text:p>
          </table:table-cell>
          <table:table-cell office:value-type="float" office:value="0.00061863" calcext:value-type="float">
            <text:p>0.00061863</text:p>
          </table:table-cell>
          <table:table-cell office:value-type="float" office:value="0.9344144" calcext:value-type="float">
            <text:p>0.9344144</text:p>
          </table:table-cell>
          <table:table-cell table:style-name="ce4" table:formula="of:=2*([.AL17]*[.AM17])/([.AL17]+[.AM17])" office:value-type="float" office:value="0.00123644141271031" calcext:value-type="float">
            <text:p>0.0012364414</text:p>
          </table:table-cell>
          <table:table-cell office:value-type="string" calcext:value-type="string">
            <text:p>isKnownFor</text:p>
          </table:table-cell>
          <table:table-cell office:value-type="float" office:value="0.00082845" calcext:value-type="float">
            <text:p>0.00082845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P17]*[.AQ17])/([.AP17]+[.AQ17])" office:value-type="float" office:value="0.00165545635492922" calcext:value-type="float">
            <text:p>0.0016554564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7]*[.AU17])/([.AT17]+[.AU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7]*[.AY17])/([.AX17]+[.AY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103025" calcext:value-type="float">
            <text:p>0.00103025</text:p>
          </table:table-cell>
          <table:table-cell office:value-type="float" office:value="0.80789474" calcext:value-type="float">
            <text:p>0.80789474</text:p>
          </table:table-cell>
          <table:table-cell table:style-name="ce4" table:formula="of:=2*([.BB17]*[.BC17])/([.BB17]+[.BC17])" office:value-type="float" office:value="0.00205787573922027" calcext:value-type="float">
            <text:p>0.0020578757</text:p>
          </table:table-cell>
          <table:table-cell/>
          <table:table-cell table:style-name="ce5" office:value-type="string" calcext:value-type="string">
            <text:p>isKnownFor</text:p>
          </table:table-cell>
          <table:table-cell table:style-name="ce5" office:value-type="float" office:value="0.00088253" calcext:value-type="float">
            <text:p>0.00088253</text:p>
          </table:table-cell>
          <table:table-cell table:style-name="ce7" office:value-type="float" office:value="0.93030303" calcext:value-type="float">
            <text:p>0.93030303</text:p>
          </table:table-cell>
          <table:table-cell table:style-name="ce4" table:formula="of:=2*([.BG17]*[.BH17])/([.BG17]+[.BH17])" office:value-type="float" office:value="0.00176338716649751" calcext:value-type="float">
            <text:p>0.0017633872</text:p>
          </table:table-cell>
          <table:table-cell office:value-type="string" calcext:value-type="string">
            <text:p>isKnownFor</text:p>
          </table:table-cell>
          <table:table-cell office:value-type="float" office:value="0.00107741" calcext:value-type="float">
            <text:p>0.00107741</text:p>
          </table:table-cell>
          <table:table-cell office:value-type="float" office:value="0.80313131" calcext:value-type="float">
            <text:p>0.80313131</text:p>
          </table:table-cell>
          <table:table-cell table:style-name="ce4" table:formula="of:=2*([.BK17]*[.BL17])/([.BK17]+[.BL17])" office:value-type="float" office:value="0.00215193315662407" calcext:value-type="float">
            <text:p>0.0021519332</text:p>
          </table:table-cell>
          <table:table-cell/>
          <table:table-cell office:value-type="string" calcext:value-type="string">
            <text:p>isKnownFor</text:p>
          </table:table-cell>
          <table:table-cell office:value-type="float" office:value="0.00099353" calcext:value-type="float">
            <text:p>0.00099353</text:p>
          </table:table-cell>
          <table:table-cell office:value-type="float" office:value="0.93030303" calcext:value-type="float">
            <text:p>0.93030303</text:p>
          </table:table-cell>
          <table:table-cell table:style-name="ce4" table:formula="of:=2*([.BP17]*[.BQ17])/([.BP17]+[.BQ17])" office:value-type="float" office:value="0.00198494015568124" calcext:value-type="float">
            <text:p>0.0019849402</text:p>
          </table:table-cell>
          <table:table-cell office:value-type="string" calcext:value-type="string">
            <text:p>isKnownFor</text:p>
          </table:table-cell>
          <table:table-cell office:value-type="float" office:value="0.00088693" calcext:value-type="float">
            <text:p>0.00088693</text:p>
          </table:table-cell>
          <table:table-cell office:value-type="float" office:value="0.93030303" calcext:value-type="float">
            <text:p>0.93030303</text:p>
          </table:table-cell>
          <table:table-cell table:style-name="ce4" table:formula="of:=2*([.BT17]*[.BU17])/([.BT17]+[.BU17])" office:value-type="float" office:value="0.00177217045252056" calcext:value-type="float">
            <text:p>0.0017721705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1643658" calcext:value-type="float">
            <text:p>0.01643658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H18]*[.AI18])/([.AH18]+[.AI18])" office:value-type="float" office:value="0.0315952513691924" calcext:value-type="float">
            <text:p>0.0315952514</text:p>
          </table:table-cell>
          <table:table-cell office:value-type="string" calcext:value-type="string">
            <text:p>isLeaderOf</text:p>
          </table:table-cell>
          <table:table-cell office:value-type="float" office:value="0.02780629" calcext:value-type="float">
            <text:p>0.02780629</text:p>
          </table:table-cell>
          <table:table-cell office:value-type="float" office:value="0.43201423" calcext:value-type="float">
            <text:p>0.43201423</text:p>
          </table:table-cell>
          <table:table-cell table:style-name="ce4" table:formula="of:=2*([.AL18]*[.AM18])/([.AL18]+[.AM18])" office:value-type="float" office:value="0.0522495732182926" calcext:value-type="float">
            <text:p>0.0522495732</text:p>
          </table:table-cell>
          <table:table-cell office:value-type="string" calcext:value-type="string">
            <text:p>isLeaderOf</text:p>
          </table:table-cell>
          <table:table-cell office:value-type="float" office:value="0.02556615" calcext:value-type="float">
            <text:p>0.02556615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P18]*[.AQ18])/([.AP18]+[.AQ18])" office:value-type="float" office:value="0.0481058745685665" calcext:value-type="float">
            <text:p>0.0481058746</text:p>
          </table:table-cell>
          <table:table-cell office:value-type="string" calcext:value-type="string">
            <text:p>isLeaderOf</text:p>
          </table:table-cell>
          <table:table-cell office:value-type="float" office:value="0.38571429" calcext:value-type="float">
            <text:p>0.38571429</text:p>
          </table:table-cell>
          <table:table-cell office:value-type="float" office:value="0.00315305" calcext:value-type="float">
            <text:p>0.00315305</text:p>
          </table:table-cell>
          <table:table-cell table:style-name="ce4" table:formula="of:=2*([.AT18]*[.AU18])/([.AT18]+[.AU18])" office:value-type="float" office:value="0.00625496829887797" calcext:value-type="float">
            <text:p>0.0062549683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X18]*[.AY18])/([.AX18]+[.AY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2668339" calcext:value-type="float">
            <text:p>0.02668339</text:p>
          </table:table-cell>
          <table:table-cell office:value-type="float" office:value="0.27682354" calcext:value-type="float">
            <text:p>0.27682354</text:p>
          </table:table-cell>
          <table:table-cell table:style-name="ce4" table:formula="of:=2*([.BB18]*[.BC18])/([.BB18]+[.BC18])" office:value-type="float" office:value="0.0486749378605662" calcext:value-type="float">
            <text:p>0.0486749379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02528003" calcext:value-type="float">
            <text:p>0.02528003</text:p>
          </table:table-cell>
          <table:table-cell office:value-type="float" office:value="0.435751" calcext:value-type="float">
            <text:p>0.435751</text:p>
          </table:table-cell>
          <table:table-cell table:style-name="ce4" table:formula="of:=2*([.BG18]*[.BH18])/([.BG18]+[.BH18])" office:value-type="float" office:value="0.0477876656264547" calcext:value-type="float">
            <text:p>0.0477876656</text:p>
          </table:table-cell>
          <table:table-cell office:value-type="string" calcext:value-type="string">
            <text:p>isLeaderOf</text:p>
          </table:table-cell>
          <table:table-cell office:value-type="float" office:value="0.02650067" calcext:value-type="float">
            <text:p>0.02650067</text:p>
          </table:table-cell>
          <table:table-cell office:value-type="float" office:value="0.29728585" calcext:value-type="float">
            <text:p>0.29728585</text:p>
          </table:table-cell>
          <table:table-cell table:style-name="ce4" table:formula="of:=2*([.BK18]*[.BL18])/([.BK18]+[.BL18])" office:value-type="float" office:value="0.0486633860268148" calcext:value-type="float">
            <text:p>0.048663386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02836311" calcext:value-type="float">
            <text:p>0.02836311</text:p>
          </table:table-cell>
          <table:table-cell office:value-type="float" office:value="0.33625989" calcext:value-type="float">
            <text:p>0.33625989</text:p>
          </table:table-cell>
          <table:table-cell table:style-name="ce4" table:formula="of:=2*([.BP18]*[.BQ18])/([.BP18]+[.BQ18])" office:value-type="float" office:value="0.0523136294126147" calcext:value-type="float">
            <text:p>0.0523136294</text:p>
          </table:table-cell>
          <table:table-cell office:value-type="string" calcext:value-type="string">
            <text:p>isLeaderOf</text:p>
          </table:table-cell>
          <table:table-cell office:value-type="float" office:value="0.02528408" calcext:value-type="float">
            <text:p>0.02528408</text:p>
          </table:table-cell>
          <table:table-cell office:value-type="float" office:value="0.43569327" calcext:value-type="float">
            <text:p>0.43569327</text:p>
          </table:table-cell>
          <table:table-cell table:style-name="ce4" table:formula="of:=2*([.BT18]*[.BU18])/([.BT18]+[.BU18])" office:value-type="float" office:value="0.0477945543057228" calcext:value-type="float">
            <text:p>0.0477945543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70049985" calcext:value-type="float">
            <text:p>0.70049985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H19]*[.AI19])/([.AH19]+[.AI19])" office:value-type="float" office:value="0.741844837145476" calcext:value-type="float">
            <text:p>0.7418448371</text:p>
          </table:table-cell>
          <table:table-cell office:value-type="string" calcext:value-type="string">
            <text:p>isLocatedIn</text:p>
          </table:table-cell>
          <table:table-cell office:value-type="float" office:value="0.70146663" calcext:value-type="float">
            <text:p>0.70146663</text:p>
          </table:table-cell>
          <table:table-cell office:value-type="float" office:value="0.78855135" calcext:value-type="float">
            <text:p>0.78855135</text:p>
          </table:table-cell>
          <table:table-cell table:style-name="ce4" table:formula="of:=2*([.AL19]*[.AM19])/([.AL19]+[.AM19])" office:value-type="float" office:value="0.7424641386763" calcext:value-type="float">
            <text:p>0.7424641387</text:p>
          </table:table-cell>
          <table:table-cell office:value-type="string" calcext:value-type="string">
            <text:p>isLocatedIn</text:p>
          </table:table-cell>
          <table:table-cell office:value-type="float" office:value="0.93662503" calcext:value-type="float">
            <text:p>0.93662503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P19]*[.AQ19])/([.AP19]+[.AQ19])" office:value-type="float" office:value="0.856130438189463" calcext:value-type="float">
            <text:p>0.8561304382</text:p>
          </table:table-cell>
          <table:table-cell office:value-type="string" calcext:value-type="string">
            <text:p>isLocatedIn</text:p>
          </table:table-cell>
          <table:table-cell office:value-type="float" office:value="0.95142748" calcext:value-type="float">
            <text:p>0.95142748</text:p>
          </table:table-cell>
          <table:table-cell office:value-type="float" office:value="0.79144496" calcext:value-type="float">
            <text:p>0.79144496</text:p>
          </table:table-cell>
          <table:table-cell table:style-name="ce4" table:formula="of:=2*([.AT19]*[.AU19])/([.AT19]+[.AU19])" office:value-type="float" office:value="0.864093626784873" calcext:value-type="float">
            <text:p>0.8640936268</text:p>
          </table:table-cell>
          <table:table-cell office:value-type="string" calcext:value-type="string">
            <text:p>isLocatedIn</text:p>
          </table:table-cell>
          <table:table-cell office:value-type="float" office:value="0.96802432" calcext:value-type="float">
            <text:p>0.96802432</text:p>
          </table:table-cell>
          <table:table-cell office:value-type="float" office:value="0.75130798" calcext:value-type="float">
            <text:p>0.75130798</text:p>
          </table:table-cell>
          <table:table-cell table:style-name="ce4" table:formula="of:=2*([.AX19]*[.AY19])/([.AX19]+[.AY19])" office:value-type="float" office:value="0.84600794907427" calcext:value-type="float">
            <text:p>0.8460079491</text:p>
          </table:table-cell>
          <table:table-cell office:value-type="string" calcext:value-type="string">
            <text:p>isLocatedIn</text:p>
          </table:table-cell>
          <table:table-cell office:value-type="float" office:value="0.95179187" calcext:value-type="float">
            <text:p>0.95179187</text:p>
          </table:table-cell>
          <table:table-cell office:value-type="float" office:value="0.66761125" calcext:value-type="float">
            <text:p>0.66761125</text:p>
          </table:table-cell>
          <table:table-cell table:style-name="ce4" table:formula="of:=2*([.BB19]*[.BC19])/([.BB19]+[.BC19])" office:value-type="float" office:value="0.784766871476124" calcext:value-type="float">
            <text:p>0.7847668715</text:p>
          </table:table-cell>
          <table:table-cell/>
          <table:table-cell table:style-name="ce5" office:value-type="string" calcext:value-type="string">
            <text:p>isLocatedIn</text:p>
          </table:table-cell>
          <table:table-cell table:style-name="ce5" office:value-type="float" office:value="0.98585446" calcext:value-type="float">
            <text:p>0.98585446</text:p>
          </table:table-cell>
          <table:table-cell office:value-type="float" office:value="0.80063194" calcext:value-type="float">
            <text:p>0.80063194</text:p>
          </table:table-cell>
          <table:table-cell table:style-name="ce4" table:formula="of:=2*([.BG19]*[.BH19])/([.BG19]+[.BH19])" office:value-type="float" office:value="0.883641284778269" calcext:value-type="float">
            <text:p>0.8836412848</text:p>
          </table:table-cell>
          <table:table-cell office:value-type="string" calcext:value-type="string">
            <text:p>isLocatedIn</text:p>
          </table:table-cell>
          <table:table-cell office:value-type="float" office:value="0.98592755" calcext:value-type="float">
            <text:p>0.98592755</text:p>
          </table:table-cell>
          <table:table-cell office:value-type="float" office:value="0.68195665" calcext:value-type="float">
            <text:p>0.68195665</text:p>
          </table:table-cell>
          <table:table-cell table:style-name="ce4" table:formula="of:=2*([.BK19]*[.BL19])/([.BK19]+[.BL19])" office:value-type="float" office:value="0.806242842447584" calcext:value-type="float">
            <text:p>0.8062428424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8183657" calcext:value-type="float">
            <text:p>0.98183657</text:p>
          </table:table-cell>
          <table:table-cell office:value-type="float" office:value="0.60867643" calcext:value-type="float">
            <text:p>0.60867643</text:p>
          </table:table-cell>
          <table:table-cell table:style-name="ce4" table:formula="of:=2*([.BP19]*[.BQ19])/([.BP19]+[.BQ19])" office:value-type="float" office:value="0.751481790178446" calcext:value-type="float">
            <text:p>0.7514817902</text:p>
          </table:table-cell>
          <table:table-cell office:value-type="string" calcext:value-type="string">
            <text:p>isLocatedIn</text:p>
          </table:table-cell>
          <table:table-cell office:value-type="float" office:value="0.98183657" calcext:value-type="float">
            <text:p>0.98183657</text:p>
          </table:table-cell>
          <table:table-cell office:value-type="float" office:value="0.60867643" calcext:value-type="float">
            <text:p>0.60867643</text:p>
          </table:table-cell>
          <table:table-cell table:style-name="ce4" table:formula="of:=2*([.BT19]*[.BU19])/([.BT19]+[.BU19])" office:value-type="float" office:value="0.751481790178446" calcext:value-type="float">
            <text:p>0.7514817902</text:p>
          </table:table-cell>
          <table:table-cell/>
        </table:table-row>
        <table:table-row table:style-name="ro2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H20]*[.AI20])/([.AH20]+[.AI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L20]*[.AM20])/([.AL20]+[.AM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4339977" calcext:value-type="float">
            <text:p>0.04339977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P20]*[.AQ20])/([.AP20]+[.AQ20])" office:value-type="float" office:value="0.083081295903593" calcext:value-type="float">
            <text:p>0.0830812959</text:p>
          </table:table-cell>
          <table:table-cell office:value-type="string" calcext:value-type="string">
            <text:p>isMarriedTo</text:p>
          </table:table-cell>
          <table:table-cell office:value-type="float" office:value="0.63127312" calcext:value-type="float">
            <text:p>0.63127312</text:p>
          </table:table-cell>
          <table:table-cell office:value-type="float" office:value="0.12854318" calcext:value-type="float">
            <text:p>0.12854318</text:p>
          </table:table-cell>
          <table:table-cell table:style-name="ce4" table:formula="of:=2*([.AT20]*[.AU20])/([.AT20]+[.AU20])" office:value-type="float" office:value="0.213593349585476" calcext:value-type="float">
            <text:p>0.2135933496</text:p>
          </table:table-cell>
          <table:table-cell office:value-type="string" calcext:value-type="string">
            <text:p>isMarriedTo</text:p>
          </table:table-cell>
          <table:table-cell office:value-type="float" office:value="0.70083333" calcext:value-type="float">
            <text:p>0.70083333</text:p>
          </table:table-cell>
          <table:table-cell office:value-type="float" office:value="0.0222599" calcext:value-type="float">
            <text:p>0.0222599</text:p>
          </table:table-cell>
          <table:table-cell table:style-name="ce4" table:formula="of:=2*([.AX20]*[.AY20])/([.AX20]+[.AY20])" office:value-type="float" office:value="0.0431492902857547" calcext:value-type="float">
            <text:p>0.0431492903</text:p>
          </table:table-cell>
          <table:table-cell office:value-type="string" calcext:value-type="string">
            <text:p>isMarriedTo</text:p>
          </table:table-cell>
          <table:table-cell office:value-type="float" office:value="0.05194066" calcext:value-type="float">
            <text:p>0.05194066</text:p>
          </table:table-cell>
          <table:table-cell office:value-type="float" office:value="0.91142123" calcext:value-type="float">
            <text:p>0.91142123</text:p>
          </table:table-cell>
          <table:table-cell table:style-name="ce4" table:formula="of:=2*([.BB20]*[.BC20])/([.BB20]+[.BC20])" office:value-type="float" office:value="0.0982804504010675" calcext:value-type="float">
            <text:p>0.0982804504</text:p>
          </table:table-cell>
          <table:table-cell/>
          <table:table-cell table:style-name="ce5" office:value-type="string" calcext:value-type="string">
            <text:p>isMarriedTo</text:p>
          </table:table-cell>
          <table:table-cell table:style-name="ce5" office:value-type="float" office:value="0.04606304" calcext:value-type="float">
            <text:p>0.04606304</text:p>
          </table:table-cell>
          <table:table-cell office:value-type="float" office:value="0.98475849" calcext:value-type="float">
            <text:p>0.98475849</text:p>
          </table:table-cell>
          <table:table-cell table:style-name="ce4" table:formula="of:=2*([.BG20]*[.BH20])/([.BG20]+[.BH20])" office:value-type="float" office:value="0.0880093564115014" calcext:value-type="float">
            <text:p>0.0880093564</text:p>
          </table:table-cell>
          <table:table-cell office:value-type="string" calcext:value-type="string">
            <text:p>isMarriedTo</text:p>
          </table:table-cell>
          <table:table-cell office:value-type="float" office:value="0.05502391" calcext:value-type="float">
            <text:p>0.05502391</text:p>
          </table:table-cell>
          <table:table-cell office:value-type="float" office:value="0.93327017" calcext:value-type="float">
            <text:p>0.93327017</text:p>
          </table:table-cell>
          <table:table-cell table:style-name="ce4" table:formula="of:=2*([.BK20]*[.BL20])/([.BK20]+[.BL20])" office:value-type="float" office:value="0.103920836680039" calcext:value-type="float">
            <text:p>0.1039208367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04666857" calcext:value-type="float">
            <text:p>0.04666857</text:p>
          </table:table-cell>
          <table:table-cell office:value-type="float" office:value="0.96912822" calcext:value-type="float">
            <text:p>0.96912822</text:p>
          </table:table-cell>
          <table:table-cell table:style-name="ce4" table:formula="of:=2*([.BP20]*[.BQ20])/([.BP20]+[.BQ20])" office:value-type="float" office:value="0.0890489684930889" calcext:value-type="float">
            <text:p>0.0890489685</text:p>
          </table:table-cell>
          <table:table-cell office:value-type="string" calcext:value-type="string">
            <text:p>isMarriedTo</text:p>
          </table:table-cell>
          <table:table-cell office:value-type="float" office:value="0.04625113" calcext:value-type="float">
            <text:p>0.04625113</text:p>
          </table:table-cell>
          <table:table-cell office:value-type="float" office:value="0.97055008" calcext:value-type="float">
            <text:p>0.97055008</text:p>
          </table:table-cell>
          <table:table-cell table:style-name="ce4" table:formula="of:=2*([.BT20]*[.BU20])/([.BT20]+[.BU20])" office:value-type="float" office:value="0.0882946194007586" calcext:value-type="float">
            <text:p>0.0882946194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1368142" calcext:value-type="float">
            <text:p>0.01368142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H21]*[.AI21])/([.AH21]+[.AI21])" office:value-type="float" office:value="0.0259337676015958" calcext:value-type="float">
            <text:p>0.0259337676</text:p>
          </table:table-cell>
          <table:table-cell office:value-type="string" calcext:value-type="string">
            <text:p>isPoliticianOf</text:p>
          </table:table-cell>
          <table:table-cell office:value-type="float" office:value="0.01603279" calcext:value-type="float">
            <text:p>0.01603279</text:p>
          </table:table-cell>
          <table:table-cell office:value-type="float" office:value="0.23414203" calcext:value-type="float">
            <text:p>0.23414203</text:p>
          </table:table-cell>
          <table:table-cell table:style-name="ce4" table:formula="of:=2*([.AL21]*[.AM21])/([.AL21]+[.AM21])" office:value-type="float" office:value="0.0300106141550433" calcext:value-type="float">
            <text:p>0.0300106142</text:p>
          </table:table-cell>
          <table:table-cell office:value-type="string" calcext:value-type="string">
            <text:p>isPoliticianOf</text:p>
          </table:table-cell>
          <table:table-cell office:value-type="float" office:value="0.01866895" calcext:value-type="float">
            <text:p>0.01866895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P21]*[.AQ21])/([.AP21]+[.AQ21])" office:value-type="float" office:value="0.0347266960190923" calcext:value-type="float">
            <text:p>0.034726696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1]*[.AU21])/([.AT21]+[.AU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1]*[.AY21])/([.AX21]+[.AY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2150166" calcext:value-type="float">
            <text:p>0.02150166</text:p>
          </table:table-cell>
          <table:table-cell office:value-type="float" office:value="0.17163278" calcext:value-type="float">
            <text:p>0.17163278</text:p>
          </table:table-cell>
          <table:table-cell table:style-name="ce4" table:formula="of:=2*([.BB21]*[.BC21])/([.BB21]+[.BC21])" office:value-type="float" office:value="0.0382157597621097" calcext:value-type="float">
            <text:p>0.0382157598</text:p>
          </table:table-cell>
          <table:table-cell/>
          <table:table-cell table:style-name="ce5" office:value-type="string" calcext:value-type="string">
            <text:p>isPoliticianOf</text:p>
          </table:table-cell>
          <table:table-cell table:style-name="ce5" office:value-type="float" office:value="0.03936931" calcext:value-type="float">
            <text:p>0.03936931</text:p>
          </table:table-cell>
          <table:table-cell office:value-type="float" office:value="0.29349571" calcext:value-type="float">
            <text:p>0.29349571</text:p>
          </table:table-cell>
          <table:table-cell table:style-name="ce4" table:formula="of:=2*([.BG21]*[.BH21])/([.BG21]+[.BH21])" office:value-type="float" office:value="0.0694258807408486" calcext:value-type="float">
            <text:p>0.0694258807</text:p>
          </table:table-cell>
          <table:table-cell office:value-type="string" calcext:value-type="string">
            <text:p>isPoliticianOf</text:p>
          </table:table-cell>
          <table:table-cell office:value-type="float" office:value="0.04558243" calcext:value-type="float">
            <text:p>0.04558243</text:p>
          </table:table-cell>
          <table:table-cell office:value-type="float" office:value="0.21037219" calcext:value-type="float">
            <text:p>0.21037219</text:p>
          </table:table-cell>
          <table:table-cell table:style-name="ce4" table:formula="of:=2*([.BK21]*[.BL21])/([.BK21]+[.BL21])" office:value-type="float" office:value="0.0749294982416938" calcext:value-type="float">
            <text:p>0.0749294982</text:p>
          </table:table-cell>
          <table:table-cell/>
          <table:table-cell office:value-type="string" calcext:value-type="string">
            <text:p>isPoliticianOf</text:p>
          </table:table-cell>
          <table:table-cell office:value-type="float" office:value="0.03426349" calcext:value-type="float">
            <text:p>0.03426349</text:p>
          </table:table-cell>
          <table:table-cell office:value-type="float" office:value="0.26942164" calcext:value-type="float">
            <text:p>0.26942164</text:p>
          </table:table-cell>
          <table:table-cell table:style-name="ce4" table:formula="of:=2*([.BP21]*[.BQ21])/([.BP21]+[.BQ21])" office:value-type="float" office:value="0.0607953749195662" calcext:value-type="float">
            <text:p>0.0607953749</text:p>
          </table:table-cell>
          <table:table-cell office:value-type="string" calcext:value-type="string">
            <text:p>isPoliticianOf</text:p>
          </table:table-cell>
          <table:table-cell office:value-type="float" office:value="0.03426349" calcext:value-type="float">
            <text:p>0.03426349</text:p>
          </table:table-cell>
          <table:table-cell office:value-type="float" office:value="0.26942164" calcext:value-type="float">
            <text:p>0.26942164</text:p>
          </table:table-cell>
          <table:table-cell table:style-name="ce4" table:formula="of:=2*([.BT21]*[.BU21])/([.BT21]+[.BU21])" office:value-type="float" office:value="0.0607953749195662" calcext:value-type="float">
            <text:p>0.0607953749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4768373" calcext:value-type="float">
            <text:p>0.04768373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H22]*[.AI22])/([.AH22]+[.AI22])" office:value-type="float" office:value="0.0889177394570727" calcext:value-type="float">
            <text:p>0.0889177395</text:p>
          </table:table-cell>
          <table:table-cell office:value-type="string" calcext:value-type="string">
            <text:p>livesIn</text:p>
          </table:table-cell>
          <table:table-cell office:value-type="float" office:value="0.05178793" calcext:value-type="float">
            <text:p>0.05178793</text:p>
          </table:table-cell>
          <table:table-cell office:value-type="float" office:value="0.67130091" calcext:value-type="float">
            <text:p>0.67130091</text:p>
          </table:table-cell>
          <table:table-cell table:style-name="ce4" table:formula="of:=2*([.AL22]*[.AM22])/([.AL22]+[.AM22])" office:value-type="float" office:value="0.0961577128918662" calcext:value-type="float">
            <text:p>0.0961577129</text:p>
          </table:table-cell>
          <table:table-cell office:value-type="string" calcext:value-type="string">
            <text:p>livesIn</text:p>
          </table:table-cell>
          <table:table-cell office:value-type="float" office:value="0.07542126" calcext:value-type="float">
            <text:p>0.07542126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P22]*[.AQ22])/([.AP22]+[.AQ22])" office:value-type="float" office:value="0.135317569104285" calcext:value-type="float">
            <text:p>0.1353175691</text:p>
          </table:table-cell>
          <table:table-cell office:value-type="string" calcext:value-type="string">
            <text:p>livesIn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00086855" calcext:value-type="float">
            <text:p>0.00086855</text:p>
          </table:table-cell>
          <table:table-cell table:style-name="ce4" table:formula="of:=2*([.AT22]*[.AU22])/([.AT22]+[.AU22])" office:value-type="float" office:value="0.0017258575479196" calcext:value-type="float">
            <text:p>0.001725857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X22]*[.AY22])/([.AX22]+[.AY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7237025" calcext:value-type="float">
            <text:p>0.07237025</text:p>
          </table:table-cell>
          <table:table-cell office:value-type="float" office:value="0.54389066" calcext:value-type="float">
            <text:p>0.54389066</text:p>
          </table:table-cell>
          <table:table-cell table:style-name="ce4" table:formula="of:=2*([.BB22]*[.BC22])/([.BB22]+[.BC22])" office:value-type="float" office:value="0.127742981578582" calcext:value-type="float">
            <text:p>0.1277429816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07152706" calcext:value-type="float">
            <text:p>0.07152706</text:p>
          </table:table-cell>
          <table:table-cell office:value-type="float" office:value="0.68258405" calcext:value-type="float">
            <text:p>0.68258405</text:p>
          </table:table-cell>
          <table:table-cell table:style-name="ce4" table:formula="of:=2*([.BG22]*[.BH22])/([.BG22]+[.BH22])" office:value-type="float" office:value="0.129485508572849" calcext:value-type="float">
            <text:p>0.1294855086</text:p>
          </table:table-cell>
          <table:table-cell office:value-type="string" calcext:value-type="string">
            <text:p>livesIn</text:p>
          </table:table-cell>
          <table:table-cell office:value-type="float" office:value="0.06851013" calcext:value-type="float">
            <text:p>0.06851013</text:p>
          </table:table-cell>
          <table:table-cell office:value-type="float" office:value="0.56323862" calcext:value-type="float">
            <text:p>0.56323862</text:p>
          </table:table-cell>
          <table:table-cell table:style-name="ce4" table:formula="of:=2*([.BK22]*[.BL22])/([.BK22]+[.BL22])" office:value-type="float" office:value="0.122161068232333" calcext:value-type="float">
            <text:p>0.1221610682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09270861" calcext:value-type="float">
            <text:p>0.09270861</text:p>
          </table:table-cell>
          <table:table-cell office:value-type="float" office:value="0.54610666" calcext:value-type="float">
            <text:p>0.54610666</text:p>
          </table:table-cell>
          <table:table-cell table:style-name="ce4" table:formula="of:=2*([.BP22]*[.BQ22])/([.BP22]+[.BQ22])" office:value-type="float" office:value="0.158508388067626" calcext:value-type="float">
            <text:p>0.1585083881</text:p>
          </table:table-cell>
          <table:table-cell office:value-type="string" calcext:value-type="string">
            <text:p>livesIn</text:p>
          </table:table-cell>
          <table:table-cell office:value-type="float" office:value="0.09566992" calcext:value-type="float">
            <text:p>0.09566992</text:p>
          </table:table-cell>
          <table:table-cell office:value-type="float" office:value="0.58261667" calcext:value-type="float">
            <text:p>0.58261667</text:p>
          </table:table-cell>
          <table:table-cell table:style-name="ce4" table:formula="of:=2*([.BT22]*[.BU22])/([.BT22]+[.BU22])" office:value-type="float" office:value="0.164352033583817" calcext:value-type="float">
            <text:p>0.1643520336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1314293" calcext:value-type="float">
            <text:p>0.01314293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H23]*[.AI23])/([.AH23]+[.AI23])" office:value-type="float" office:value="0.0258492654803851" calcext:value-type="float">
            <text:p>0.0258492655</text:p>
          </table:table-cell>
          <table:table-cell office:value-type="string" calcext:value-type="string">
            <text:p>participatedIn</text:p>
          </table:table-cell>
          <table:table-cell office:value-type="float" office:value="0.06168686" calcext:value-type="float">
            <text:p>0.06168686</text:p>
          </table:table-cell>
          <table:table-cell office:value-type="float" office:value="0.57984319" calcext:value-type="float">
            <text:p>0.57984319</text:p>
          </table:table-cell>
          <table:table-cell table:style-name="ce4" table:formula="of:=2*([.AL23]*[.AM23])/([.AL23]+[.AM23])" office:value-type="float" office:value="0.111510616481592" calcext:value-type="float">
            <text:p>0.1115106165</text:p>
          </table:table-cell>
          <table:table-cell office:value-type="string" calcext:value-type="string">
            <text:p>participatedIn</text:p>
          </table:table-cell>
          <table:table-cell office:value-type="float" office:value="0.01832426" calcext:value-type="float">
            <text:p>0.01832426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P23]*[.AQ23])/([.AP23]+[.AQ23])" office:value-type="float" office:value="0.0358053554991172" calcext:value-type="float">
            <text:p>0.0358053555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3]*[.AU23])/([.AT23]+[.AU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3]*[.AY23])/([.AX23]+[.AY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2419048" calcext:value-type="float">
            <text:p>0.02419048</text:p>
          </table:table-cell>
          <table:table-cell office:value-type="float" office:value="0.61385004" calcext:value-type="float">
            <text:p>0.61385004</text:p>
          </table:table-cell>
          <table:table-cell table:style-name="ce4" table:formula="of:=2*([.BB23]*[.BC23])/([.BB23]+[.BC23])" office:value-type="float" office:value="0.0465466585589868" calcext:value-type="float">
            <text:p>0.0465466586</text:p>
          </table:table-cell>
          <table:table-cell/>
          <table:table-cell table:style-name="ce5" office:value-type="string" calcext:value-type="string">
            <text:p>participatedIn</text:p>
          </table:table-cell>
          <table:table-cell table:style-name="ce5" office:value-type="float" office:value="0.02068246" calcext:value-type="float">
            <text:p>0.02068246</text:p>
          </table:table-cell>
          <table:table-cell office:value-type="float" office:value="0.80125796" calcext:value-type="float">
            <text:p>0.80125796</text:p>
          </table:table-cell>
          <table:table-cell table:style-name="ce4" table:formula="of:=2*([.BG23]*[.BH23])/([.BG23]+[.BH23])" office:value-type="float" office:value="0.0403240558661943" calcext:value-type="float">
            <text:p>0.0403240559</text:p>
          </table:table-cell>
          <table:table-cell office:value-type="string" calcext:value-type="string">
            <text:p>participatedIn</text:p>
          </table:table-cell>
          <table:table-cell office:value-type="float" office:value="0.02719111" calcext:value-type="float">
            <text:p>0.02719111</text:p>
          </table:table-cell>
          <table:table-cell office:value-type="float" office:value="0.64451458" calcext:value-type="float">
            <text:p>0.64451458</text:p>
          </table:table-cell>
          <table:table-cell table:style-name="ce4" table:formula="of:=2*([.BK23]*[.BL23])/([.BK23]+[.BL23])" office:value-type="float" office:value="0.0521807901951338" calcext:value-type="float">
            <text:p>0.0521807902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02170439" calcext:value-type="float">
            <text:p>0.02170439</text:p>
          </table:table-cell>
          <table:table-cell office:value-type="float" office:value="0.77292915" calcext:value-type="float">
            <text:p>0.77292915</text:p>
          </table:table-cell>
          <table:table-cell table:style-name="ce4" table:formula="of:=2*([.BP23]*[.BQ23])/([.BP23]+[.BQ23])" office:value-type="float" office:value="0.0422231251753318" calcext:value-type="float">
            <text:p>0.0422231252</text:p>
          </table:table-cell>
          <table:table-cell office:value-type="string" calcext:value-type="string">
            <text:p>participatedIn</text:p>
          </table:table-cell>
          <table:table-cell office:value-type="float" office:value="0.02146129" calcext:value-type="float">
            <text:p>0.02146129</text:p>
          </table:table-cell>
          <table:table-cell office:value-type="float" office:value="0.79851824" calcext:value-type="float">
            <text:p>0.79851824</text:p>
          </table:table-cell>
          <table:table-cell table:style-name="ce4" table:formula="of:=2*([.BT23]*[.BU23])/([.BT23]+[.BU23])" office:value-type="float" office:value="0.0417991691059156" calcext:value-type="float">
            <text:p>0.0417991691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29833211" calcext:value-type="float">
            <text:p>0.29833211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H24]*[.AI24])/([.AH24]+[.AI24])" office:value-type="float" office:value="0.400031081037251" calcext:value-type="float">
            <text:p>0.400031081</text:p>
          </table:table-cell>
          <table:table-cell office:value-type="string" calcext:value-type="string">
            <text:p>playsFor</text:p>
          </table:table-cell>
          <table:table-cell office:value-type="float" office:value="0.31921564" calcext:value-type="float">
            <text:p>0.31921564</text:p>
          </table:table-cell>
          <table:table-cell office:value-type="float" office:value="0.60995287" calcext:value-type="float">
            <text:p>0.60995287</text:p>
          </table:table-cell>
          <table:table-cell table:style-name="ce4" table:formula="of:=2*([.AL24]*[.AM24])/([.AL24]+[.AM24])" office:value-type="float" office:value="0.419098352282487" calcext:value-type="float">
            <text:p>0.4190983523</text:p>
          </table:table-cell>
          <table:table-cell office:value-type="string" calcext:value-type="string">
            <text:p>playsFor</text:p>
          </table:table-cell>
          <table:table-cell office:value-type="float" office:value="0.47813006" calcext:value-type="float">
            <text:p>0.47813006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P24]*[.AQ24])/([.AP24]+[.AQ24])" office:value-type="float" office:value="0.534884698817427" calcext:value-type="float">
            <text:p>0.5348846988</text:p>
          </table:table-cell>
          <table:table-cell office:value-type="string" calcext:value-type="string">
            <text:p>playsFor</text:p>
          </table:table-cell>
          <table:table-cell office:value-type="float" office:value="0.62318586" calcext:value-type="float">
            <text:p>0.62318586</text:p>
          </table:table-cell>
          <table:table-cell office:value-type="float" office:value="0.59942071" calcext:value-type="float">
            <text:p>0.59942071</text:p>
          </table:table-cell>
          <table:table-cell table:style-name="ce4" table:formula="of:=2*([.AT24]*[.AU24])/([.AT24]+[.AU24])" office:value-type="float" office:value="0.611072310306922" calcext:value-type="float">
            <text:p>0.6110723103</text:p>
          </table:table-cell>
          <table:table-cell office:value-type="string" calcext:value-type="string">
            <text:p>playsFor</text:p>
          </table:table-cell>
          <table:table-cell office:value-type="float" office:value="0.8490755" calcext:value-type="float">
            <text:p>0.8490755</text:p>
          </table:table-cell>
          <table:table-cell office:value-type="float" office:value="0.42696343" calcext:value-type="float">
            <text:p>0.42696343</text:p>
          </table:table-cell>
          <table:table-cell table:style-name="ce4" table:formula="of:=2*([.AX24]*[.AY24])/([.AX24]+[.AY24])" office:value-type="float" office:value="0.568202394591464" calcext:value-type="float">
            <text:p>0.5682023946</text:p>
          </table:table-cell>
          <table:table-cell office:value-type="string" calcext:value-type="string">
            <text:p>playsFor</text:p>
          </table:table-cell>
          <table:table-cell office:value-type="float" office:value="0.49879198" calcext:value-type="float">
            <text:p>0.49879198</text:p>
          </table:table-cell>
          <table:table-cell office:value-type="float" office:value="0.45722747" calcext:value-type="float">
            <text:p>0.45722747</text:p>
          </table:table-cell>
          <table:table-cell table:style-name="ce4" table:formula="of:=2*([.BB24]*[.BC24])/([.BB24]+[.BC24])" office:value-type="float" office:value="0.477106182456205" calcext:value-type="float">
            <text:p>0.4771061825</text:p>
          </table:table-cell>
          <table:table-cell/>
          <table:table-cell table:style-name="ce5" office:value-type="string" calcext:value-type="string">
            <text:p>playsFor</text:p>
          </table:table-cell>
          <table:table-cell table:style-name="ce5" office:value-type="float" office:value="0.51398725" calcext:value-type="float">
            <text:p>0.51398725</text:p>
          </table:table-cell>
          <table:table-cell office:value-type="float" office:value="0.65370769" calcext:value-type="float">
            <text:p>0.65370769</text:p>
          </table:table-cell>
          <table:table-cell table:style-name="ce4" table:formula="of:=2*([.BG24]*[.BH24])/([.BG24]+[.BH24])" office:value-type="float" office:value="0.575488351241725" calcext:value-type="float">
            <text:p>0.5754883512</text:p>
          </table:table-cell>
          <table:table-cell office:value-type="string" calcext:value-type="string">
            <text:p>playsFor</text:p>
          </table:table-cell>
          <table:table-cell office:value-type="float" office:value="0.53586577" calcext:value-type="float">
            <text:p>0.53586577</text:p>
          </table:table-cell>
          <table:table-cell office:value-type="float" office:value="0.49348097" calcext:value-type="float">
            <text:p>0.49348097</text:p>
          </table:table-cell>
          <table:table-cell table:style-name="ce4" table:formula="of:=2*([.BK24]*[.BL24])/([.BK24]+[.BL24])" office:value-type="float" office:value="0.513800743118683" calcext:value-type="float">
            <text:p>0.5138007431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53827588" calcext:value-type="float">
            <text:p>0.53827588</text:p>
          </table:table-cell>
          <table:table-cell office:value-type="float" office:value="0.52949127" calcext:value-type="float">
            <text:p>0.52949127</text:p>
          </table:table-cell>
          <table:table-cell table:style-name="ce4" table:formula="of:=2*([.BP24]*[.BQ24])/([.BP24]+[.BQ24])" office:value-type="float" office:value="0.533847439137957" calcext:value-type="float">
            <text:p>0.5338474391</text:p>
          </table:table-cell>
          <table:table-cell office:value-type="string" calcext:value-type="string">
            <text:p>playsFor</text:p>
          </table:table-cell>
          <table:table-cell office:value-type="float" office:value="0.52683633" calcext:value-type="float">
            <text:p>0.52683633</text:p>
          </table:table-cell>
          <table:table-cell office:value-type="float" office:value="0.54628777" calcext:value-type="float">
            <text:p>0.54628777</text:p>
          </table:table-cell>
          <table:table-cell table:style-name="ce4" table:formula="of:=2*([.BT24]*[.BU24])/([.BT24]+[.BU24])" office:value-type="float" office:value="0.536385761666678" calcext:value-type="float">
            <text:p>0.5363857617</text:p>
          </table:table-cell>
          <table:table-cell office:value-type="string" calcext:value-type="string">
            <text:p>- </text:p>
          </table:table-cell>
        </table:table-row>
        <table:table-row table:style-name="ro1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H25]*[.AI25])/([.AH25]+[.AI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L25]*[.AM25])/([.AL25]+[.AM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P25]*[.AQ25])/([.AP25]+[.AQ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5]*[.AU25])/([.AT25]+[.AU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5]*[.AY25])/([.AX25]+[.AY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B25]*[.BC25])/([.BB25]+[.BC25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G25]*[.BH25])/([.BG25]+[.BH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K25]*[.BL25])/([.BK25]+[.BL25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P25]*[.BQ25])/([.BP25]+[.BQ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T25]*[.BU25])/([.BT25]+[.BU25])" office:value-type="string" office:string-value="#DIV/0!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23152597" calcext:value-type="float">
            <text:p>0.2315259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H26]*[.AI26])/([.AH26]+[.AI26])" office:value-type="float" office:value="0.135303050561667" calcext:value-type="float">
            <text:p>0.1353030506</text:p>
          </table:table-cell>
          <table:table-cell office:value-type="string" calcext:value-type="string">
            <text:p>wasBornIn</text:p>
          </table:table-cell>
          <table:table-cell office:value-type="float" office:value="0.23980742" calcext:value-type="float">
            <text:p>0.23980742</text:p>
          </table:table-cell>
          <table:table-cell office:value-type="float" office:value="0.0984034" calcext:value-type="float">
            <text:p>0.0984034</text:p>
          </table:table-cell>
          <table:table-cell table:style-name="ce4" table:formula="of:=2*([.AL26]*[.AM26])/([.AL26]+[.AM26])" office:value-type="float" office:value="0.139545301792698" calcext:value-type="float">
            <text:p>0.1395453018</text:p>
          </table:table-cell>
          <table:table-cell office:value-type="string" calcext:value-type="string">
            <text:p>wasBornIn</text:p>
          </table:table-cell>
          <table:table-cell office:value-type="float" office:value="0.49537807" calcext:value-type="float">
            <text:p>0.4953780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P26]*[.AQ26])/([.AP26]+[.AQ26])" office:value-type="float" office:value="0.160241990524351" calcext:value-type="float">
            <text:p>0.1602419905</text:p>
          </table:table-cell>
          <table:table-cell office:value-type="string" calcext:value-type="string">
            <text:p>wasBornIn</text:p>
          </table:table-cell>
          <table:table-cell office:value-type="float" office:value="0.55769843" calcext:value-type="float">
            <text:p>0.55769843</text:p>
          </table:table-cell>
          <table:table-cell office:value-type="float" office:value="0.29305963" calcext:value-type="float">
            <text:p>0.29305963</text:p>
          </table:table-cell>
          <table:table-cell table:style-name="ce4" table:formula="of:=2*([.AT26]*[.AU26])/([.AT26]+[.AU26])" office:value-type="float" office:value="0.384219446707048" calcext:value-type="float">
            <text:p>0.3842194467</text:p>
          </table:table-cell>
          <table:table-cell office:value-type="string" calcext:value-type="string">
            <text:p>wasBornIn</text:p>
          </table:table-cell>
          <table:table-cell office:value-type="float" office:value="0.6408046" calcext:value-type="float">
            <text:p>0.6408046</text:p>
          </table:table-cell>
          <table:table-cell office:value-type="float" office:value="0.00124588" calcext:value-type="float">
            <text:p>0.00124588</text:p>
          </table:table-cell>
          <table:table-cell table:style-name="ce4" table:formula="of:=2*([.AX26]*[.AY26])/([.AX26]+[.AY26])" office:value-type="float" office:value="0.00248692481328882" calcext:value-type="float">
            <text:p>0.0024869248</text:p>
          </table:table-cell>
          <table:table-cell office:value-type="string" calcext:value-type="string">
            <text:p>wasBornIn</text:p>
          </table:table-cell>
          <table:table-cell office:value-type="float" office:value="0.49379852" calcext:value-type="float">
            <text:p>0.49379852</text:p>
          </table:table-cell>
          <table:table-cell office:value-type="float" office:value="0.05814117" calcext:value-type="float">
            <text:p>0.05814117</text:p>
          </table:table-cell>
          <table:table-cell table:style-name="ce4" table:formula="of:=2*([.BB26]*[.BC26])/([.BB26]+[.BC26])" office:value-type="float" office:value="0.104033191369399" calcext:value-type="float">
            <text:p>0.1040331914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47105254" calcext:value-type="float">
            <text:p>0.47105254</text:p>
          </table:table-cell>
          <table:table-cell table:style-name="ce6" office:value-type="float" office:value="0.11319599" calcext:value-type="float">
            <text:p>0.11319599</text:p>
          </table:table-cell>
          <table:table-cell table:style-name="ce4" table:formula="of:=2*([.BG26]*[.BH26])/([.BG26]+[.BH26])" office:value-type="float" office:value="0.182529371900395" calcext:value-type="float">
            <text:p>0.1825293719</text:p>
          </table:table-cell>
          <table:table-cell office:value-type="string" calcext:value-type="string">
            <text:p>wasBornIn</text:p>
          </table:table-cell>
          <table:table-cell office:value-type="float" office:value="0.46907481" calcext:value-type="float">
            <text:p>0.46907481</text:p>
          </table:table-cell>
          <table:table-cell office:value-type="float" office:value="0.06914649" calcext:value-type="float">
            <text:p>0.06914649</text:p>
          </table:table-cell>
          <table:table-cell table:style-name="ce4" table:formula="of:=2*([.BK26]*[.BL26])/([.BK26]+[.BL26])" office:value-type="float" office:value="0.120526172631655" calcext:value-type="float">
            <text:p>0.1205261726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47181418" calcext:value-type="float">
            <text:p>0.47181418</text:p>
          </table:table-cell>
          <table:table-cell office:value-type="float" office:value="0.11517219" calcext:value-type="float">
            <text:p>0.11517219</text:p>
          </table:table-cell>
          <table:table-cell table:style-name="ce4" table:formula="of:=2*([.BP26]*[.BQ26])/([.BP26]+[.BQ26])" office:value-type="float" office:value="0.185148668387834" calcext:value-type="float">
            <text:p>0.1851486684</text:p>
          </table:table-cell>
          <table:table-cell office:value-type="string" calcext:value-type="string">
            <text:p>wasBornIn</text:p>
          </table:table-cell>
          <table:table-cell office:value-type="float" office:value="0.47181418" calcext:value-type="float">
            <text:p>0.47181418</text:p>
          </table:table-cell>
          <table:table-cell office:value-type="float" office:value="0.11517219" calcext:value-type="float">
            <text:p>0.11517219</text:p>
          </table:table-cell>
          <table:table-cell table:style-name="ce4" table:formula="of:=2*([.BT26]*[.BU26])/([.BT26]+[.BU26])" office:value-type="float" office:value="0.185148668387834" calcext:value-type="float">
            <text:p>0.1851486684</text:p>
          </table:table-cell>
          <table:table-cell office:value-type="string" calcext:value-type="string">
            <text:p>- </text:p>
          </table:table-cell>
        </table:table-row>
        <table:table-row table:style-name="ro2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0281564" calcext:value-type="float">
            <text:p>0.0281564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H27]*[.AI27])/([.AH27]+[.AI27])" office:value-type="float" office:value="0.0542998111141835" calcext:value-type="float">
            <text:p>0.0542998111</text:p>
          </table:table-cell>
          <table:table-cell office:value-type="string" calcext:value-type="string">
            <text:p>worksAt</text:p>
          </table:table-cell>
          <table:table-cell office:value-type="float" office:value="0.02965908" calcext:value-type="float">
            <text:p>0.02965908</text:p>
          </table:table-cell>
          <table:table-cell office:value-type="float" office:value="0.75948033" calcext:value-type="float">
            <text:p>0.75948033</text:p>
          </table:table-cell>
          <table:table-cell table:style-name="ce4" table:formula="of:=2*([.AL27]*[.AM27])/([.AL27]+[.AM27])" office:value-type="float" office:value="0.0570887414326359" calcext:value-type="float">
            <text:p>0.0570887414</text:p>
          </table:table-cell>
          <table:table-cell office:value-type="string" calcext:value-type="string">
            <text:p>worksAt</text:p>
          </table:table-cell>
          <table:table-cell office:value-type="float" office:value="0.04325848" calcext:value-type="float">
            <text:p>0.04325848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P27]*[.AQ27])/([.AP27]+[.AQ27])" office:value-type="float" office:value="0.0818548592636581" calcext:value-type="float">
            <text:p>0.0818548593</text:p>
          </table:table-cell>
          <table:table-cell office:value-type="string" calcext:value-type="string">
            <text:p>worksAt</text:p>
          </table:table-cell>
          <table:table-cell office:value-type="float" office:value="0.44394921" calcext:value-type="float">
            <text:p>0.44394921</text:p>
          </table:table-cell>
          <table:table-cell office:value-type="float" office:value="0.03595308" calcext:value-type="float">
            <text:p>0.03595308</text:p>
          </table:table-cell>
          <table:table-cell table:style-name="ce4" table:formula="of:=2*([.AT27]*[.AU27])/([.AT27]+[.AU27])" office:value-type="float" office:value="0.0665191302298924" calcext:value-type="float">
            <text:p>0.0665191302</text:p>
          </table:table-cell>
          <table:table-cell office:value-type="string" calcext:value-type="string">
            <text:p>worksAt</text:p>
          </table:table-cell>
          <table:table-cell office:value-type="float" office:value="0.46428571" calcext:value-type="float">
            <text:p>0.46428571</text:p>
          </table:table-cell>
          <table:table-cell office:value-type="float" office:value="0.00704787" calcext:value-type="float">
            <text:p>0.00704787</text:p>
          </table:table-cell>
          <table:table-cell table:style-name="ce4" table:formula="of:=2*([.AX27]*[.AY27])/([.AX27]+[.AY27])" office:value-type="float" office:value="0.0138849658322146" calcext:value-type="float">
            <text:p>0.0138849658</text:p>
          </table:table-cell>
          <table:table-cell office:value-type="string" calcext:value-type="string">
            <text:p>worksAt</text:p>
          </table:table-cell>
          <table:table-cell office:value-type="float" office:value="0.04640562" calcext:value-type="float">
            <text:p>0.04640562</text:p>
          </table:table-cell>
          <table:table-cell office:value-type="float" office:value="0.51775188" calcext:value-type="float">
            <text:p>0.51775188</text:p>
          </table:table-cell>
          <table:table-cell table:style-name="ce4" table:formula="of:=2*([.BB27]*[.BC27])/([.BB27]+[.BC27])" office:value-type="float" office:value="0.0851769124670526" calcext:value-type="float">
            <text:p>0.0851769125</text:p>
          </table:table-cell>
          <table:table-cell/>
          <table:table-cell table:style-name="ce5" office:value-type="string" calcext:value-type="string">
            <text:p>worksAt</text:p>
          </table:table-cell>
          <table:table-cell table:style-name="ce5" office:value-type="float" office:value="0.04799213" calcext:value-type="float">
            <text:p>0.04799213</text:p>
          </table:table-cell>
          <table:table-cell office:value-type="float" office:value="0.77314297" calcext:value-type="float">
            <text:p>0.77314297</text:p>
          </table:table-cell>
          <table:table-cell table:style-name="ce4" table:formula="of:=2*([.BG27]*[.BH27])/([.BG27]+[.BH27])" office:value-type="float" office:value="0.0903743559977551" calcext:value-type="float">
            <text:p>0.090374356</text:p>
          </table:table-cell>
          <table:table-cell office:value-type="string" calcext:value-type="string">
            <text:p>worksAt</text:p>
          </table:table-cell>
          <table:table-cell office:value-type="float" office:value="0.05174049" calcext:value-type="float">
            <text:p>0.05174049</text:p>
          </table:table-cell>
          <table:table-cell office:value-type="float" office:value="0.52743025" calcext:value-type="float">
            <text:p>0.52743025</text:p>
          </table:table-cell>
          <table:table-cell table:style-name="ce4" table:formula="of:=2*([.BK27]*[.BL27])/([.BK27]+[.BL27])" office:value-type="float" office:value="0.0942364580635496" calcext:value-type="float">
            <text:p>0.094236458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06694623" calcext:value-type="float">
            <text:p>0.06694623</text:p>
          </table:table-cell>
          <table:table-cell office:value-type="float" office:value="0.69481656" calcext:value-type="float">
            <text:p>0.69481656</text:p>
          </table:table-cell>
          <table:table-cell table:style-name="ce4" table:formula="of:=2*([.BP27]*[.BQ27])/([.BP27]+[.BQ27])" office:value-type="float" office:value="0.122125548383819" calcext:value-type="float">
            <text:p>0.1221255484</text:p>
          </table:table-cell>
          <table:table-cell office:value-type="string" calcext:value-type="string">
            <text:p>worksAt</text:p>
          </table:table-cell>
          <table:table-cell office:value-type="float" office:value="0.04566037" calcext:value-type="float">
            <text:p>0.04566037</text:p>
          </table:table-cell>
          <table:table-cell office:value-type="float" office:value="0.75785552" calcext:value-type="float">
            <text:p>0.75785552</text:p>
          </table:table-cell>
          <table:table-cell table:style-name="ce4" table:formula="of:=2*([.BT27]*[.BU27])/([.BT27]+[.BU27])" office:value-type="float" office:value="0.0861313730827212" calcext:value-type="float">
            <text:p>0.0861313731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2">
          <table:table-cell table:number-columns-repeated="75"/>
        </table:table-row>
        <table:table-row table:style-name="ro3" table:number-rows-repeated="1048546">
          <table:table-cell table:number-columns-repeated="75"/>
        </table:table-row>
        <table:table-row table:style-name="ro3">
          <table:table-cell table:number-columns-repeated="75"/>
        </table:table-row>
      </table:table>
      <table:table table:name="工作表2" table:style-name="ta1">
        <table:table-column table:style-name="co2" table:default-cell-style-name="Default"/>
        <table:table-row table:style-name="ro4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工作表1.BS3:工作表1.BV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swiss" style:font-pitch="variable"/>
    <style:font-face style:name="文泉驛微米黑" svg:font-family="文泉驛微米黑" style:font-family-generic="swiss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name-complex="DejaVu Serif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0">0000/00/00</text:date>, <text:time style:data-style-name="N2" text:time-value="0000-00-00T00:00:03.20068478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6-10T15:56:27.641883813</dc:date>
    <meta:editing-duration>PT3H3M43S</meta:editing-duration>
    <meta:editing-cycles>11</meta:editing-cycles>
    <meta:generator>LibreOffice/4.1.3.2$Linux_X86_64 LibreOffice_project/410m0$Build-2</meta:generator>
    <meta:document-statistic meta:table-count="3" meta:cell-count="18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856cm" svg:y="0.503cm" chart:style-name="ch2">
          <text:p>YAGO2 Relation</text:p>
        </chart:title>
        <chart:legend chart:legend-position="end" svg:x="16.991cm" svg:y="7.241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 工作表1.AP1:工作表1.AP1 工作表1.AQ3:工作表1.AQ27" chart:data-source-has-labels="both" svg:x="1.467cm" svg:y="2.44cm" svg:width="14.666cm" svg:height="14.625cm">
          <chartooo:coordinate-region svg:x="2.247cm" svg:y="2.667cm" svg:width="13.62cm" svg:height="13.698cm"/>
          <chart:axis chart:dimension="x" chart:name="primary-x" chart:style-name="ch5" chartooo:axis-type="auto">
            <chart:title svg:x="7.989cm" svg:y="17.434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312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series chart:style-name="ch15" chart:values-cell-range-address="工作表1.AQ3:工作表1.AQ27" chart:label-cell-address="工作表1.AP1:工作表1.AP1" chart:class="chart:scatter">
            <chart:domain table:cell-range-address="工作表1.AP3:工作表1.AP27"/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  <table:table-cell office:value-type="string">
                <text:p>欄 AP</text:p>
              </table:table-cell>
              <table:table-cell office:value-type="string">
                <text:p>P(R|P) with type</text:p>
                <draw:g>
                  <svg:desc>工作表1.AP1:工作表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  <table:table-cell office:value-type="float" office:value="0.52969818">
                <text:p>0.52969818</text:p>
                <draw:g>
                  <svg:desc>工作表1.AP3:工作表1.AP27</svg:desc>
                </draw:g>
              </table:table-cell>
              <table:table-cell office:value-type="float" office:value="0.69707056">
                <text:p>0.69707056</text:p>
                <draw:g>
                  <svg:desc>工作表1.AQ3:工作表1.AQ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08366006">
                <text:p>0.08366006</text:p>
              </table:table-cell>
              <table:table-cell office:value-type="float" office:value="0.93849145">
                <text:p>0.9384914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6008">
                <text:p>0.0106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21517577">
                <text:p>0.21517577</text:p>
              </table:table-cell>
              <table:table-cell office:value-type="float" office:value="0.47875867">
                <text:p>0.4787586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05425078">
                <text:p>0.05425078</text:p>
              </table:table-cell>
              <table:table-cell office:value-type="float" office:value="0.21860338">
                <text:p>0.21860338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18912372">
                <text:p>0.18912372</text:p>
              </table:table-cell>
              <table:table-cell office:value-type="float" office:value="0.55163311">
                <text:p>0.55163311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44436288">
                <text:p>0.44436288</text:p>
              </table:table-cell>
              <table:table-cell office:value-type="float" office:value="0.69428726">
                <text:p>0.69428726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3505">
                <text:p>0.01793505</text:p>
              </table:table-cell>
              <table:table-cell office:value-type="float" office:value="0.72557673">
                <text:p>0.72557673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97422">
                <text:p>0.10597422</text:p>
              </table:table-cell>
              <table:table-cell office:value-type="float" office:value="0.32767112">
                <text:p>0.32767112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19348">
                <text:p>0.04119348</text:p>
              </table:table-cell>
              <table:table-cell office:value-type="float" office:value="0.70276533">
                <text:p>0.70276533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21892">
                <text:p>0.13221892</text:p>
              </table:table-cell>
              <table:table-cell office:value-type="float" office:value="0.07785541">
                <text:p>0.07785541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3924">
                <text:p>0.01953924</text:p>
              </table:table-cell>
              <table:table-cell office:value-type="float" office:value="0.93661799">
                <text:p>0.93661799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03070108">
                <text:p>0.03070108</text:p>
              </table:table-cell>
              <table:table-cell office:value-type="float" office:value="0.87847827">
                <text:p>0.87847827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19976287">
                <text:p>0.19976287</text:p>
              </table:table-cell>
              <table:table-cell office:value-type="float" office:value="0.20381904">
                <text:p>0.20381904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845">
                <text:p>0.000828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02556615">
                <text:p>0.02556615</text:p>
              </table:table-cell>
              <table:table-cell office:value-type="float" office:value="0.40638107">
                <text:p>0.40638107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93662503">
                <text:p>0.93662503</text:p>
              </table:table-cell>
              <table:table-cell office:value-type="float" office:value="0.78837649">
                <text:p>0.78837649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04339977">
                <text:p>0.04339977</text:p>
              </table:table-cell>
              <table:table-cell office:value-type="float" office:value="0.96973438">
                <text:p>0.96973438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6895">
                <text:p>0.01866895</text:p>
              </table:table-cell>
              <table:table-cell office:value-type="float" office:value="0.24828047">
                <text:p>0.24828047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7542126">
                <text:p>0.07542126</text:p>
              </table:table-cell>
              <table:table-cell office:value-type="float" office:value="0.65738189">
                <text:p>0.65738189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32426">
                <text:p>0.01832426</text:p>
              </table:table-cell>
              <table:table-cell office:value-type="float" office:value="0.77814785">
                <text:p>0.77814785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47813006">
                <text:p>0.47813006</text:p>
              </table:table-cell>
              <table:table-cell office:value-type="float" office:value="0.60692779">
                <text:p>0.60692779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9537807">
                <text:p>0.49537807</text:p>
              </table:table-cell>
              <table:table-cell office:value-type="float" office:value="0.09557979">
                <text:p>0.09557979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04325848">
                <text:p>0.04325848</text:p>
              </table:table-cell>
              <table:table-cell office:value-type="float" office:value="0.759511">
                <text:p>0.759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